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A92000000AA0CA857A3FF748B01.png" manifest:media-type="image/png"/>
  <manifest:file-entry manifest:full-path="Pictures/1000020100000A92000000AAE458FBD1D6A8B7E6.png" manifest:media-type="image/png"/>
  <manifest:file-entry manifest:full-path="Pictures/10000201000003FE000000F4CB641BD29EA23B0B.png" manifest:media-type="image/png"/>
  <manifest:file-entry manifest:full-path="Pictures/10000201000003FE000000F48D7448D5367FA2CA.png" manifest:media-type="image/png"/>
  <manifest:file-entry manifest:full-path="Pictures/10000000000004D9000006DB13754E5EC4AD74F0.png" manifest:media-type="image/png"/>
  <manifest:file-entry manifest:full-path="Pictures/100000000000000800000008AEB03D6432C48F5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adornments="Regularna" style:font-family-generic="roman" style:font-pitch="variable" style:font-charset="x-symbol"/>
    <style:font-face style:name="Times New Roman" svg:font-family="'Times New Roman'"/>
    <style:font-face style:name="Courier New1" svg:font-family="'Courier New'" style:font-family-generic="modern" style:font-pitch="fixed"/>
    <style:font-face style:name="Courier New" svg:font-family="'Courier New'" style:font-adornments="Normalny" style:font-family-generic="modern" style:font-pitch="fixed"/>
    <style:font-face style:name="Courier New2" svg:font-family="'Courier New'" style:font-adornments="Pogrubiony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adornments="kursywa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Kursywa" style:font-family-generic="swiss" style:font-pitch="variable"/>
    <style:font-face style:name="Arial1" svg:font-family="Arial" style:font-adornments="Normalny" style:font-family-generic="swiss" style:font-pitch="variable"/>
    <style:font-face style:name="Arial3" svg:font-family="Arial" style:font-adornments="Pogrubiony" style:font-family-generic="swiss" style:font-pitch="variable"/>
    <style:font-face style:name="Arial Narrow1" svg:font-family="'Arial Narrow'" style:font-adornments="Normalny" style:font-family-generic="swiss" style:font-pitch="variable"/>
    <style:font-face style:name="Arial Narrow" svg:font-family="'Arial Narrow'" style:font-adornments="Pogrubiony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53" style:family="table">
      <style:table-properties style:width="16.501cm" table:align="margins"/>
    </style:style>
    <style:style style:name="Tabela53.A" style:family="table-column">
      <style:table-column-properties style:column-width="1.704cm" style:rel-column-width="6767*"/>
    </style:style>
    <style:style style:name="Tabela53.B" style:family="table-column">
      <style:table-column-properties style:column-width="14.797cm" style:rel-column-width="58768*"/>
    </style:style>
    <style:style style:name="Tabela5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3.B1" style:family="table-cell">
      <style:table-cell-properties fo:padding="0.097cm" fo:border="0.05pt solid #000000"/>
    </style:style>
    <style:style style:name="Tabela53.A2" style:family="table-cell">
      <style:table-cell-properties fo:padding="0.097cm" fo:border-left="0.05pt solid #000000" fo:border-right="none" fo:border-top="none" fo:border-bottom="0.05pt solid #000000"/>
    </style:style>
    <style:style style:name="Tabela5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4" style:family="table">
      <style:table-properties style:width="14.605cm" table:align="margins"/>
    </style:style>
    <style:style style:name="Tabela54.A" style:family="table-column">
      <style:table-column-properties style:column-width="1.508cm" style:rel-column-width="6767*"/>
    </style:style>
    <style:style style:name="Tabela54.B" style:family="table-column">
      <style:table-column-properties style:column-width="13.097cm" style:rel-column-width="58768*"/>
    </style:style>
    <style:style style:name="Tabela5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4.B1" style:family="table-cell">
      <style:table-cell-properties fo:padding="0.097cm" fo:border="0.05pt solid #000000"/>
    </style:style>
    <style:style style:name="Tabela54.A2" style:family="table-cell">
      <style:table-cell-properties fo:padding="0.097cm" fo:border-left="0.05pt solid #000000" fo:border-right="none" fo:border-top="none" fo:border-bottom="0.05pt solid #000000"/>
    </style:style>
    <style:style style:name="Tabela5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6.501cm" table:align="margins"/>
    </style:style>
    <style:style style:name="Tabela15.A" style:family="table-column">
      <style:table-column-properties style:column-width="12.605cm" style:rel-column-width="50060*"/>
    </style:style>
    <style:style style:name="Tabela15.B" style:family="table-column">
      <style:table-column-properties style:column-width="3.896cm" style:rel-column-width="15475*"/>
    </style:style>
    <style:style style:name="Tabe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5.B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6.501cm" table:align="margins"/>
    </style:style>
    <style:style style:name="Tabela14.A" style:family="table-column">
      <style:table-column-properties style:column-width="1.704cm" style:rel-column-width="6767*"/>
    </style:style>
    <style:style style:name="Tabela14.B" style:family="table-column">
      <style:table-column-properties style:column-width="14.797cm" style:rel-column-width="58768*"/>
    </style:style>
    <style:style style:name="Tabe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4.B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>
        <style:tab-stops>
          <style:tab-stop style:position="6.496cm" style:type="center"/>
        </style:tab-stops>
      </style:paragraph-properties>
    </style:style>
    <style:style style:name="P3" style:family="paragraph" style:parent-style-name="Header">
      <style:paragraph-properties fo:text-align="end" style:justify-single-word="false">
        <style:tab-stops>
          <style:tab-stop style:position="6.795cm" style:type="center"/>
        </style:tab-stops>
      </style:paragraph-properties>
    </style:style>
    <style:style style:name="P4" style:family="paragraph" style:parent-style-name="Header">
      <style:paragraph-properties fo:text-align="end" style:justify-single-word="false"/>
      <style:text-properties style:font-name="Arial3" fo:font-weight="bold"/>
    </style:style>
    <style:style style:name="P5" style:family="paragraph" style:parent-style-name="Header">
      <style:paragraph-properties fo:text-align="start" style:justify-single-word="false"/>
    </style:style>
    <style:style style:name="P6" style:family="paragraph" style:parent-style-name="Footer">
      <style:paragraph-properties fo:margin-left="0cm" fo:margin-right="0cm" fo:text-indent="1.279cm" style:auto-text-indent="false"/>
    </style:style>
    <style:style style:name="P7" style:family="paragraph" style:parent-style-name="Header">
      <style:paragraph-properties fo:margin-left="0cm" fo:margin-right="0cm" fo:text-align="center" style:justify-single-word="false" fo:text-indent="0cm" style:auto-text-indent="false"/>
      <style:text-properties style:font-name="Arial1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officeooo:paragraph-rsid="0106b112"/>
    </style:style>
    <style:style style:name="P9" style:family="paragraph" style:parent-style-name="Normal">
      <style:paragraph-properties fo:margin-left="0cm" fo:margin-right="0cm" fo:line-height="150%" fo:text-align="center" style:justify-single-word="false" fo:text-indent="0cm" style:auto-text-indent="false" style:text-autospace="none"/>
      <style:text-properties style:font-name="Arial" fo:language="pl" fo:country="PL" style:font-name-asian="Arial" style:font-name-complex="Arial"/>
    </style:style>
    <style:style style:name="P10" style:family="paragraph" style:parent-style-name="Footer">
      <style:text-properties fo:font-style="italic" style:font-style-asian="italic" style:font-style-complex="italic"/>
    </style:style>
    <style:style style:name="P11" style:family="paragraph" style:parent-style-name="Header">
      <style:paragraph-properties fo:text-align="end" style:justify-single-word="false" fo:padding="0.049cm" fo:border-left="none" fo:border-right="none" fo:border-top="none" fo:border-bottom="0.99pt solid #000000" style:shadow="none">
        <style:tab-stops>
          <style:tab-stop style:position="6.795cm" style:type="center"/>
        </style:tab-stops>
      </style:paragraph-properties>
    </style:style>
    <style:style style:name="P12" style:family="paragraph" style:parent-style-name="Header">
      <style:paragraph-properties fo:text-align="end" style:justify-single-word="false" fo:padding="0cm" fo:border="none" style:shadow="none">
        <style:tab-stops>
          <style:tab-stop style:position="6.795cm" style:type="center"/>
        </style:tab-stops>
      </style:paragraph-properties>
      <style:text-properties style:text-rotation-angle="270" style:text-rotation-scale="line-height"/>
    </style:style>
    <style:style style:name="P13" style:family="paragraph" style:parent-style-name="Normal">
      <style:paragraph-properties fo:margin-left="0cm" fo:margin-right="0cm" fo:line-height="150%" fo:text-indent="0.499cm" style:auto-text-indent="false" style:text-autospace="none"/>
      <style:text-properties fo:language="pl" fo:country="PL"/>
    </style:style>
    <style:style style:name="P14" style:family="paragraph" style:parent-style-name="Normal">
      <style:paragraph-properties fo:margin-left="0cm" fo:margin-right="0cm" fo:line-height="150%" fo:text-align="center" style:justify-single-word="false" fo:text-indent="0.499cm" style:auto-text-indent="false" style:text-autospace="none"/>
      <style:text-properties style:font-name="Arial" fo:language="pl" fo:country="PL" style:font-name-asian="Arial" style:font-name-complex="Arial"/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Table_20_Contents">
      <style:text-properties officeooo:paragraph-rsid="035f956d"/>
    </style:style>
    <style:style style:name="P17" style:family="paragraph" style:parent-style-name="Table_20_Contents">
      <style:text-properties officeooo:rsid="0363e3f8" officeooo:paragraph-rsid="0363e3f8"/>
    </style:style>
    <style:style style:name="P18" style:family="paragraph" style:parent-style-name="Table_20_Contents">
      <style:text-properties officeooo:paragraph-rsid="036545d4"/>
    </style:style>
    <style:style style:name="P19" style:family="paragraph" style:parent-style-name="Table_20_Contents">
      <style:text-properties officeooo:rsid="036545d4" officeooo:paragraph-rsid="036545d4"/>
    </style:style>
    <style:style style:name="P20" style:family="paragraph" style:parent-style-name="Table_20_Contents">
      <style:text-properties officeooo:rsid="0362b0d0" officeooo:paragraph-rsid="036545d4"/>
    </style:style>
    <style:style style:name="P21" style:family="paragraph" style:parent-style-name="Table_20_Contents">
      <style:text-properties officeooo:rsid="0365d909" officeooo:paragraph-rsid="0365d909"/>
    </style:style>
    <style:style style:name="P22" style:family="paragraph" style:parent-style-name="Table_20_Contents">
      <style:text-properties officeooo:rsid="036cf356" officeooo:paragraph-rsid="036cf356"/>
    </style:style>
    <style:style style:name="P23" style:family="paragraph" style:parent-style-name="Table_20_Contents">
      <style:text-properties officeooo:rsid="037306f3" officeooo:paragraph-rsid="037306f3"/>
    </style:style>
    <style:style style:name="P24" style:family="paragraph" style:parent-style-name="Table_20_Contents">
      <style:text-properties officeooo:rsid="00985ef8" officeooo:paragraph-rsid="0106b112"/>
    </style:style>
    <style:style style:name="P25" style:family="paragraph" style:parent-style-name="Table_20_Contents">
      <style:text-properties officeooo:rsid="0374e2a6" officeooo:paragraph-rsid="0374e2a6"/>
    </style:style>
    <style:style style:name="P26" style:family="paragraph" style:parent-style-name="Text_20_body">
      <style:text-properties officeooo:rsid="0039b3b2" officeooo:paragraph-rsid="0039b3b2"/>
    </style:style>
    <style:style style:name="P27" style:family="paragraph" style:parent-style-name="Text_20_body">
      <style:text-properties officeooo:rsid="0107cff3" officeooo:paragraph-rsid="0107cff3"/>
    </style:style>
    <style:style style:name="P28" style:family="paragraph" style:parent-style-name="Text_20_body">
      <style:text-properties officeooo:paragraph-rsid="026b781a"/>
    </style:style>
    <style:style style:name="P29" style:family="paragraph" style:parent-style-name="Text_20_body">
      <style:text-properties officeooo:rsid="0367b5bd" officeooo:paragraph-rsid="0367b5bd"/>
    </style:style>
    <style:style style:name="P30" style:family="paragraph" style:parent-style-name="Text_20_body">
      <style:text-properties officeooo:rsid="036a6f25" officeooo:paragraph-rsid="036a6f25"/>
    </style:style>
    <style:style style:name="P31" style:family="paragraph" style:parent-style-name="Text_20_body">
      <style:text-properties officeooo:rsid="03718ede" officeooo:paragraph-rsid="03718ede"/>
    </style:style>
    <style:style style:name="P32" style:family="paragraph" style:parent-style-name="Text_20_body">
      <style:text-properties officeooo:rsid="0374e2a6" officeooo:paragraph-rsid="0374e2a6"/>
    </style:style>
    <style:style style:name="P33" style:family="paragraph" style:parent-style-name="Text_20_body">
      <style:text-properties officeooo:rsid="03793743" officeooo:paragraph-rsid="03793743"/>
    </style:style>
    <style:style style:name="P34" style:family="paragraph" style:parent-style-name="Table_20_Heading">
      <style:text-properties officeooo:rsid="0360e0eb" officeooo:paragraph-rsid="0360e0eb"/>
    </style:style>
    <style:style style:name="P35" style:family="paragraph" style:parent-style-name="Table_20_Heading">
      <style:text-properties officeooo:rsid="0360e0eb" officeooo:paragraph-rsid="03718ede"/>
    </style:style>
    <style:style style:name="P36" style:family="paragraph" style:parent-style-name="Table_20_Heading">
      <style:text-properties officeooo:rsid="0362b0d0" officeooo:paragraph-rsid="0362b0d0"/>
    </style:style>
    <style:style style:name="P37" style:family="paragraph" style:parent-style-name="Table_20_Heading">
      <style:text-properties officeooo:rsid="0362b0d0" officeooo:paragraph-rsid="036545d4"/>
    </style:style>
    <style:style style:name="P38" style:family="paragraph" style:parent-style-name="Table_20_Heading">
      <style:text-properties officeooo:rsid="0362b0d0" officeooo:paragraph-rsid="03718ede"/>
    </style:style>
    <style:style style:name="P39" style:family="paragraph" style:parent-style-name="Table_20_Heading">
      <style:text-properties officeooo:rsid="036545d4" officeooo:paragraph-rsid="036545d4"/>
    </style:style>
    <style:style style:name="P40" style:family="paragraph" style:parent-style-name="Table_20_Heading">
      <style:text-properties officeooo:rsid="00975ebb" officeooo:paragraph-rsid="0106b112"/>
    </style:style>
    <style:style style:name="P4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2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4" style:family="paragraph" style:parent-style-name="Tytul_20_dokumentu">
      <style:text-properties officeooo:rsid="035c4d95" officeooo:paragraph-rsid="035c4d95"/>
    </style:style>
    <style:style style:name="P45" style:family="paragraph" style:parent-style-name="Tytul_20_dokumentu">
      <style:text-properties fo:font-size="15pt" officeooo:rsid="035c4d95" officeooo:paragraph-rsid="035c4d95" style:font-size-asian="15pt" style:font-size-complex="15pt"/>
    </style:style>
    <style:style style:name="P46" style:family="paragraph" style:parent-style-name="Tytul_20_dokumentu">
      <style:text-properties fo:font-size="14pt" fo:font-weight="normal" style:font-size-asian="14pt" style:font-weight-asian="normal" style:font-size-complex="14pt" style:font-weight-complex="normal"/>
    </style:style>
    <style:style style:name="P47" style:family="paragraph" style:parent-style-name="Tekst_20_na_20_stronie_20_tytulowej">
      <style:text-properties style:text-underline-style="solid" style:text-underline-width="auto" style:text-underline-color="font-color"/>
    </style:style>
    <style:style style:name="P48" style:family="paragraph" style:parent-style-name="Standard">
      <style:text-properties officeooo:paragraph-rsid="036545d4"/>
    </style:style>
    <style:style style:name="P49" style:family="paragraph" style:parent-style-name="Standard">
      <style:text-properties officeooo:rsid="0367b5bd" officeooo:paragraph-rsid="035f956d"/>
    </style:style>
    <style:style style:name="P50" style:family="paragraph" style:parent-style-name="Table_20_Contents">
      <style:paragraph-properties fo:break-before="auto" fo:break-after="auto"/>
      <style:text-properties officeooo:rsid="0362b0d0" officeooo:paragraph-rsid="0362b0d0"/>
    </style:style>
    <style:style style:name="P51" style:family="paragraph" style:parent-style-name="Table_20_Contents">
      <style:paragraph-properties fo:break-before="auto" fo:break-after="auto"/>
      <style:text-properties officeooo:rsid="0362b0d0" officeooo:paragraph-rsid="036545d4"/>
    </style:style>
    <style:style style:name="P52" style:family="paragraph" style:parent-style-name="Table_20_Contents">
      <style:paragraph-properties fo:break-before="auto" fo:break-after="auto"/>
      <style:text-properties officeooo:rsid="0362b0d0" officeooo:paragraph-rsid="03718ede"/>
    </style:style>
    <style:style style:name="P53" style:family="paragraph" style:parent-style-name="Table_20_Contents">
      <style:paragraph-properties fo:break-before="auto" fo:break-after="auto"/>
      <style:text-properties officeooo:rsid="036545d4" officeooo:paragraph-rsid="036545d4"/>
    </style:style>
    <style:style style:name="P54" style:family="paragraph" style:parent-style-name="Table_20_Contents">
      <style:paragraph-properties fo:break-before="auto" fo:break-after="auto"/>
      <style:text-properties officeooo:rsid="0367797a" officeooo:paragraph-rsid="0367797a"/>
    </style:style>
    <style:style style:name="P55" style:family="paragraph" style:parent-style-name="Text_20_body" style:list-style-name="L1">
      <style:text-properties officeooo:rsid="0039b3b2" officeooo:paragraph-rsid="0039b3b2"/>
    </style:style>
    <style:style style:name="P56" style:family="paragraph" style:parent-style-name="Text_20_body" style:list-style-name="L1">
      <style:text-properties officeooo:rsid="035445e2" officeooo:paragraph-rsid="035445e2"/>
    </style:style>
    <style:style style:name="P57" style:family="paragraph" style:parent-style-name="Heading_20_1">
      <style:text-properties officeooo:paragraph-rsid="0269edcb"/>
    </style:style>
    <style:style style:name="P58" style:family="paragraph" style:parent-style-name="Heading_20_1" style:master-page-name="Strona_20_tekstu_20_prawa">
      <style:paragraph-properties style:page-number="auto"/>
    </style:style>
    <style:style style:name="P59" style:family="paragraph" style:parent-style-name="Heading_20_1">
      <style:paragraph-properties fo:break-before="page"/>
      <style:text-properties officeooo:rsid="035df10f" officeooo:paragraph-rsid="035df10f"/>
    </style:style>
    <style:style style:name="P60" style:family="paragraph" style:parent-style-name="Heading_20_2">
      <style:text-properties officeooo:rsid="0039b3b2" officeooo:paragraph-rsid="0039b3b2"/>
    </style:style>
    <style:style style:name="P61" style:family="paragraph" style:parent-style-name="Heading_20_2">
      <style:text-properties officeooo:rsid="0367797a" officeooo:paragraph-rsid="0367797a"/>
    </style:style>
    <style:style style:name="P62" style:family="paragraph" style:parent-style-name="Heading_20_2">
      <style:paragraph-properties fo:break-before="page"/>
    </style:style>
    <style:style style:name="P63" style:family="paragraph" style:parent-style-name="Heading_20_3">
      <style:text-properties officeooo:rsid="036fc693" officeooo:paragraph-rsid="036fc693"/>
    </style:style>
    <style:style style:name="P64" style:family="paragraph" style:parent-style-name="Heading_20_3">
      <style:text-properties officeooo:rsid="036e4ca1" officeooo:paragraph-rsid="03718ede"/>
    </style:style>
    <style:style style:name="P65" style:family="paragraph" style:parent-style-name="Heading_20_3">
      <style:text-properties officeooo:rsid="024d5e69" officeooo:paragraph-rsid="03718ede"/>
    </style:style>
    <style:style style:name="P66" style:family="paragraph" style:parent-style-name="Normal" style:master-page-name="Strona_5f_tytulowa">
      <style:paragraph-properties fo:margin-left="0cm" fo:margin-right="0cm" fo:text-align="end" style:justify-single-word="false" fo:text-indent="0.499cm" style:auto-text-indent="false" style:page-number="auto" text:number-lines="false" text:line-number="0">
        <style:tab-stops/>
      </style:paragraph-properties>
      <style:text-properties fo:font-size="10pt" fo:language="pl" fo:country="PL" style:font-size-asian="10pt" style:font-size-complex="10pt"/>
    </style:style>
    <style:style style:name="T1" style:family="text">
      <style:text-properties officeooo:rsid="00e9a71a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officeooo:rsid="00357edc"/>
    </style:style>
    <style:style style:name="T4" style:family="text">
      <style:text-properties officeooo:rsid="0198d481"/>
    </style:style>
    <style:style style:name="T5" style:family="text">
      <style:text-properties officeooo:rsid="01e5302e"/>
    </style:style>
    <style:style style:name="T6" style:family="text">
      <style:text-properties officeooo:rsid="02407429"/>
    </style:style>
    <style:style style:name="T7" style:family="text">
      <style:text-properties style:text-position="0% 100%" officeooo:rsid="035c4d95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36545d4" style:font-weight-asian="bold" style:font-weight-complex="bold"/>
    </style:style>
    <style:style style:name="T10" style:family="text">
      <style:text-properties fo:font-weight="bold" officeooo:rsid="0365b0ec" style:font-weight-asian="bold" style:font-weight-complex="bold"/>
    </style:style>
    <style:style style:name="T11" style:family="text">
      <style:text-properties fo:font-weight="bold" officeooo:rsid="037306f3" style:font-weight-asian="bold" style:font-weight-complex="bold"/>
    </style:style>
    <style:style style:name="T12" style:family="text">
      <style:text-properties officeooo:rsid="035c4d95"/>
    </style:style>
    <style:style style:name="T13" style:family="text">
      <style:text-properties officeooo:rsid="036545d4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367797a" style:font-weight-asian="normal" style:font-weight-complex="normal"/>
    </style:style>
    <style:style style:name="T16" style:family="text">
      <style:text-properties fo:font-weight="normal" officeooo:rsid="037306f3" style:font-weight-asian="normal" style:font-weight-complex="normal"/>
    </style:style>
    <style:style style:name="T17" style:family="text">
      <style:text-properties officeooo:rsid="036891dc"/>
    </style:style>
    <style:style style:name="T18" style:family="text">
      <style:text-properties officeooo:rsid="0374e2a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alphabetical-index-auto-mark-file xlink:href="../OT-R146-001%20-%20Indeks%20alfabetyczny.sdi"/>
      <text:p text:style-name="P66"/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9"/>
      <text:p text:style-name="P9"/>
      <text:p text:style-name="P44">SProt</text:p>
      <text:p text:style-name="Tytul_20_dokumentu"/>
      <text:p text:style-name="P45">Protokół transmisji</text:p>
      <text:p text:style-name="P46">Specyfikacja </text:p>
      <text:p text:style-name="Tekst_20_na_20_stronie_20_tytulowej"/>
      <text:p text:style-name="Tekst_20_na_20_stronie_20_tytulowej"/>
      <text:p text:style-name="Tekst_20_na_20_stronie_20_tytulowej"/>
      <text:p text:style-name="Tekst_20_na_20_stronie_20_tytulowej"/>
      <text:p text:style-name="Tekst_20_na_20_stronie_20_tytulowej"/>
      <text:p text:style-name="Tekst_20_na_20_stronie_20_tytulowej">Edycja 0.<text:span text:style-name="T6">0 </text:span><text:modification-date style:data-style-name="N36">23.11.2019</text:modification-date></text:p>
      <text:p text:style-name="P47"/>
      <text:table-of-content text:style-name="Sect1" text:protected="true" text:name="Spis treści1">
        <text:table-of-content-source text:outline-level="3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15">Spis treści</text:p>
          </text:index-title>
          <text:p text:style-name="P42"><text:a xlink:type="simple" xlink:href="#__RefHeading___Toc8829_152031091" text:style-name="Index_20_Link" text:visited-style-name="Index_20_Link">1.Wstęp<text:tab/>5</text:a></text:p>
          <text:p text:style-name="P41"><text:a xlink:type="simple" xlink:href="#__RefHeading___Toc10783_2493063248" text:style-name="Index_20_Link" text:visited-style-name="Index_20_Link">1.1.Zawartość dokumentu<text:tab/>5</text:a></text:p>
          <text:p text:style-name="P41"><text:a xlink:type="simple" xlink:href="#__RefHeading___Toc27437_1126260155" text:style-name="Index_20_Link" text:visited-style-name="Index_20_Link">1.2.Obsługiwane wersje<text:tab/>5</text:a></text:p>
          <text:p text:style-name="P41"><text:a xlink:type="simple" xlink:href="#__RefHeading___Toc10791_2493063248" text:style-name="Index_20_Link" text:visited-style-name="Index_20_Link">1.3.Notacje<text:tab/>5</text:a></text:p>
          <text:p text:style-name="P42"><text:a xlink:type="simple" xlink:href="#__RefHeading___Toc5829_444570102" text:style-name="Index_20_Link" text:visited-style-name="Index_20_Link">2.Warstwa fizyczna<text:tab/>6</text:a></text:p>
          <text:p text:style-name="P42"><text:a xlink:type="simple" xlink:href="#__RefHeading___Toc5831_444570102" text:style-name="Index_20_Link" text:visited-style-name="Index_20_Link">3.Warstwa łącza danych<text:tab/>7</text:a></text:p>
          <text:p text:style-name="P41"><text:a xlink:type="simple" xlink:href="#__RefHeading___Toc5833_444570102" text:style-name="Index_20_Link" text:visited-style-name="Index_20_Link">3.1.Transakcje<text:tab/>7</text:a></text:p>
          <text:p text:style-name="P41"><text:a xlink:type="simple" xlink:href="#__RefHeading___Toc5835_444570102" text:style-name="Index_20_Link" text:visited-style-name="Index_20_Link">3.2.Pakiet<text:tab/>8</text:a></text:p>
          <text:p text:style-name="P42"><text:a xlink:type="simple" xlink:href="#__RefHeading___Toc55839_2429633522" text:style-name="Index_20_Link" text:visited-style-name="Index_20_Link">4.Komunikaty<text:tab/>9</text:a></text:p>
          <text:p text:style-name="P41"><text:a xlink:type="simple" xlink:href="#__RefHeading___Toc55841_2429633522" text:style-name="Index_20_Link" text:visited-style-name="Index_20_Link">4.1.Zestawienie<text:tab/>9</text:a></text:p>
          <text:p text:style-name="P41"><text:a xlink:type="simple" xlink:href="#__RefHeading___Toc10961_24930632481" text:style-name="Index_20_Link" text:visited-style-name="Index_20_Link">4.2.Format ogólny<text:tab/>9</text:a></text:p>
          <text:p text:style-name="P41"><text:a xlink:type="simple" xlink:href="#__RefHeading___Toc27665_1126260155" text:style-name="Index_20_Link" text:visited-style-name="Index_20_Link">4.3.Komunikaty<text:tab/>10</text:a></text:p>
          <text:p text:style-name="P43"><text:a xlink:type="simple" xlink:href="#__RefHeading___Toc40198_2429633522" text:style-name="Index_20_Link" text:visited-style-name="Index_20_Link">4.3.1.masterTEST<text:tab/>10</text:a></text:p>
          <text:p text:style-name="P43"><text:a xlink:type="simple" xlink:href="#__RefHeading___Toc7419_393427174" text:style-name="Index_20_Link" text:visited-style-name="Index_20_Link">4.3.2.masterERROR<text:tab/>10</text:a></text:p>
          <text:p text:style-name="P43"><text:a xlink:type="simple" xlink:href="#__RefHeading___Toc27439_1126260155" text:style-name="Index_20_Link" text:visited-style-name="Index_20_Link">4.3.3.slaveTEST<text:tab/>10</text:a></text:p>
          <text:p text:style-name="P43"><text:a xlink:type="simple" xlink:href="#__RefHeading___Toc4157_393427174" text:style-name="Index_20_Link" text:visited-style-name="Index_20_Link">4.3.4.slaveRST<text:tab/>11</text:a></text:p>
          <text:p text:style-name="P43"><text:a xlink:type="simple" xlink:href="#__RefHeading___Toc2637_688312821" text:style-name="Index_20_Link" text:visited-style-name="Index_20_Link">4.3.5.slaveCALL<text:tab/>11</text:a></text:p>
          <text:p text:style-name="P43"><text:a xlink:type="simple" xlink:href="#__RefHeading___Toc2639_688312821" text:style-name="Index_20_Link" text:visited-style-name="Index_20_Link">4.3.6.masterRET<text:tab/>11</text:a></text:p>
          <text:p text:style-name="P43"><text:a xlink:type="simple" xlink:href="#__RefHeading___Toc27451_1126260155" text:style-name="Index_20_Link" text:visited-style-name="Index_20_Link">4.3.7.slaveRDSECTION<text:tab/>11</text:a></text:p>
          <text:p text:style-name="P43"><text:a xlink:type="simple" xlink:href="#__RefHeading___Toc27455_1126260155" text:style-name="Index_20_Link" text:visited-style-name="Index_20_Link">4.3.8.masterRDSECTIONo<text:tab/>12</text:a></text:p>
          <text:p text:style-name="P43"><text:a xlink:type="simple" xlink:href="#__RefHeading___Toc27459_1126260155" text:style-name="Index_20_Link" text:visited-style-name="Index_20_Link">4.3.9.slaveWRSECTION<text:tab/>12</text:a></text:p>
          <text:p text:style-name="P43"><text:a xlink:type="simple" xlink:href="#__RefHeading___Toc4603_1273651997" text:style-name="Index_20_Link" text:visited-style-name="Index_20_Link">4.3.10.slaveMES_RST<text:tab/>13</text:a></text:p>
          <text:p text:style-name="P43"><text:a xlink:type="simple" xlink:href="#__RefHeading___Toc7494_995427431" text:style-name="Index_20_Link" text:visited-style-name="Index_20_Link">4.3.11.slavePALSY<text:tab/>13</text:a></text:p>
          <text:p text:style-name="P43"><text:a xlink:type="simple" xlink:href="#__RefHeading___Toc3490_1925119426" text:style-name="Index_20_Link" text:visited-style-name="Index_20_Link">4.3.12.slaveGET_MES<text:tab/>13</text:a></text:p>
          <text:p text:style-name="P43"><text:a xlink:type="simple" xlink:href="#__RefHeading___Toc3488_1925119426" text:style-name="Index_20_Link" text:visited-style-name="Index_20_Link">4.3.13.slaveGET_DBG_DAT<text:tab/>14</text:a></text:p>
          <text:p text:style-name="P43"><text:a xlink:type="simple" xlink:href="#__RefHeading___Toc3738_1009325477" text:style-name="Index_20_Link" text:visited-style-name="Index_20_Link">4.3.14.slaveRST_HIST<text:tab/>14</text:a></text:p>
          <text:p text:style-name="P43"><text:a xlink:type="simple" xlink:href="#__RefHeading___Toc4601_1273651997" text:style-name="Index_20_Link" text:visited-style-name="Index_20_Link">4.3.15.masterMES<text:tab/>14</text:a></text:p>
          <text:p text:style-name="P43"><text:a xlink:type="simple" xlink:href="#__RefHeading___Toc2872_1746839795" text:style-name="Index_20_Link" text:visited-style-name="Index_20_Link">4.3.16.masterDBG_DAT<text:tab/>15</text:a></text:p>
          <text:p text:style-name="P42"><text:a xlink:type="simple" xlink:href="#__RefHeading___Toc3059_1925119426" text:style-name="Index_20_Link" text:visited-style-name="Index_20_Link">5.Sekcje danych<text:tab/>16</text:a></text:p>
          <text:p text:style-name="P41"><text:a xlink:type="simple" xlink:href="#__RefHeading___Toc3061_1925119426" text:style-name="Index_20_Link" text:visited-style-name="Index_20_Link">5.1.Sekcje tylko do odczytu<text:tab/>16</text:a></text:p>
          <text:p text:style-name="P43"><text:a xlink:type="simple" xlink:href="#__RefHeading___Toc3063_1925119426" text:style-name="Index_20_Link" text:visited-style-name="Index_20_Link">5.1.1.Version (kod 0x00)<text:tab/>16</text:a></text:p>
          <text:p text:style-name="P43"><text:a xlink:type="simple" xlink:href="#__RefHeading___Toc3065_1925119426" text:style-name="Index_20_Link" text:visited-style-name="Index_20_Link">5.1.2.Build time (kod 0x01)<text:tab/>16</text:a></text:p>
          <text:p text:style-name="P43"><text:a xlink:type="simple" xlink:href="#__RefHeading___Toc3067_1925119426" text:style-name="Index_20_Link" text:visited-style-name="Index_20_Link">5.1.3.Dev stats (kod 0x02)<text:tab/>16</text:a></text:p>
          <text:p text:style-name="P43"><text:a xlink:type="simple" xlink:href="#__RefHeading___Toc7297_393427174" text:style-name="Index_20_Link" text:visited-style-name="Index_20_Link">5.1.4.Error flags (kod 0x03)<text:tab/>16</text:a></text:p>
          <text:p text:style-name="P43"><text:a xlink:type="simple" xlink:href="#__RefHeading___Toc3069_1925119426" text:style-name="Index_20_Link" text:visited-style-name="Index_20_Link">5.1.5.RefCLK (kod 0x06)<text:tab/>16</text:a></text:p>
          <text:p text:style-name="P43"><text:a xlink:type="simple" xlink:href="#__RefHeading___Toc3398_398769760" text:style-name="Index_20_Link" text:visited-style-name="Index_20_Link">5.1.6.Temp (kod 0x10)<text:tab/>17</text:a></text:p>
          <text:p text:style-name="P43"><text:a xlink:type="simple" xlink:href="#__RefHeading___Toc3523_1009325477" text:style-name="Index_20_Link" text:visited-style-name="Index_20_Link">5.1.7.CMP offset (kod 0x12)<text:tab/>17</text:a></text:p>
          <text:p text:style-name="P43"><text:a xlink:type="simple" xlink:href="#__RefHeading___Toc3525_1009325477" text:style-name="Index_20_Link" text:visited-style-name="Index_20_Link">5.1.8.Zero (kod 0x13)<text:tab/>17</text:a></text:p>
          <text:p text:style-name="P43"><text:a xlink:type="simple" xlink:href="#__RefHeading___Toc3527_1009325477" text:style-name="Index_20_Link" text:visited-style-name="Index_20_Link">5.1.9.Det current (kod 0x14)<text:tab/>17</text:a></text:p>
          <text:p text:style-name="P41"><text:a xlink:type="simple" xlink:href="#__RefHeading___Toc3071_1925119426" text:style-name="Index_20_Link" text:visited-style-name="Index_20_Link">5.2.Sekcje danych zmiennych<text:tab/>18</text:a></text:p>
          <text:p text:style-name="P43"><text:soft-page-break/><text:a xlink:type="simple" xlink:href="#__RefHeading___Toc3073_1925119426" text:style-name="Index_20_Link" text:visited-style-name="Index_20_Link">5.2.1.V thr (kod 0x04)<text:tab/>18</text:a></text:p>
          <text:p text:style-name="P43"><text:a xlink:type="simple" xlink:href="#__RefHeading___Toc3050_1746839795" text:style-name="Index_20_Link" text:visited-style-name="Index_20_Link">5.2.2.Hist th (kod 0x05)<text:tab/>18</text:a></text:p>
          <text:p text:style-name="P43"><text:a xlink:type="simple" xlink:href="#__RefHeading___Toc2914_337097541" text:style-name="Index_20_Link" text:visited-style-name="Index_20_Link">5.2.3.Pri Cal (kod 0x07)<text:tab/>18</text:a></text:p>
          <text:p text:style-name="P43"><text:a xlink:type="simple" xlink:href="#__RefHeading___Toc3075_1925119426" text:style-name="Index_20_Link" text:visited-style-name="Index_20_Link">5.2.4.Sec Cal (kod 0x08)<text:tab/>18</text:a></text:p>
          <text:p text:style-name="P43"><text:a xlink:type="simple" xlink:href="#__RefHeading___Toc3448_688312821" text:style-name="Index_20_Link" text:visited-style-name="Index_20_Link">5.2.5.Code frame 1 (kod 0x09)<text:tab/>19</text:a></text:p>
          <text:p text:style-name="P43"><text:a xlink:type="simple" xlink:href="#__RefHeading___Toc3077_1925119426" text:style-name="Index_20_Link" text:visited-style-name="Index_20_Link">5.2.6.Code frame 2 (kod 0x0A)<text:tab/>19</text:a></text:p>
          <text:p text:style-name="P43"><text:a xlink:type="simple" xlink:href="#__RefHeading___Toc3079_1925119426" text:style-name="Index_20_Link" text:visited-style-name="Index_20_Link">5.2.7.Code frame 3 (kod 0x0B)<text:tab/>19</text:a></text:p>
          <text:p text:style-name="P43"><text:a xlink:type="simple" xlink:href="#__RefHeading___Toc3588_688312821" text:style-name="Index_20_Link" text:visited-style-name="Index_20_Link">5.2.8.Code frame 4 (kod 0x0C)<text:tab/>19</text:a></text:p>
          <text:p text:style-name="P43"><text:a xlink:type="simple" xlink:href="#__RefHeading___Toc3081_1925119426" text:style-name="Index_20_Link" text:visited-style-name="Index_20_Link">5.2.9.Cmd sel (kod 0x0D)<text:tab/>20</text:a></text:p>
          <text:p text:style-name="P43"><text:a xlink:type="simple" xlink:href="#__RefHeading___Toc3083_1925119426" text:style-name="Index_20_Link" text:visited-style-name="Index_20_Link">5.2.10.Hist energy (kod 0x0E)<text:tab/>20</text:a></text:p>
          <text:p text:style-name="P43"><text:a xlink:type="simple" xlink:href="#__RefHeading___Toc3085_1925119426" text:style-name="Index_20_Link" text:visited-style-name="Index_20_Link">5.2.11.Imp shape (kod 0x0F)<text:tab/>20</text:a></text:p>
          <text:p text:style-name="P43"><text:a xlink:type="simple" xlink:href="#__RefHeading___Toc3228_398769760" text:style-name="Index_20_Link" text:visited-style-name="Index_20_Link">5.2.12.Temp offset (kod 0x11)<text:tab/>20</text:a></text:p>
        </text:index-body>
      </text:table-of-content>
      <text:p text:style-name="Body_20_Text"/>
      <text:h text:style-name="P58" text:outline-level="1"><text:bookmark-start text:name="__RefNumPara__17066_1303175509"/><text:bookmark-start text:name="__RefHeading___Toc8829_152031091"/>Wstęp<text:bookmark-end text:name="__RefNumPara__17066_1303175509"/><text:bookmark-end text:name="__RefHeading___Toc8829_152031091"/></text:h>
      <text:h text:style-name="Heading_20_2" text:outline-level="2"><text:bookmark-start text:name="__RefHeading___Toc10783_2493063248"/><text:span text:style-name="T4">Zawartość</text:span> dokumentu<text:bookmark-end text:name="__RefHeading___Toc10783_2493063248"/></text:h>
      <text:p text:style-name="P28">Niniejszy dokument zawiera specyfikację <text:span text:style-name="T12">protokołu </text:span><text:span text:style-name="T7">Sprot wykorzystywanego gdzieś tam. Specyfikuje warstwę łącza danych, warstwa fizyczna zależy od wykorzystanego medium, warstwy wyższe zależne są od chwilowego widzi mi się.</text:span></text:p>
      <text:h text:style-name="P60" text:outline-level="2"><text:bookmark-start text:name="__RefHeading___Toc10791_2493063248"/>Notacje<text:bookmark-end text:name="__RefHeading___Toc10791_2493063248"/></text:h>
      <text:p text:style-name="P26">W dokumencie stosuje się następujące notacje liczb:</text:p>
      <text:list xml:id="list7446673704726358483" text:style-name="L1">
        <text:list-item>
          <text:p text:style-name="P55">17 - liczba dziesiętna</text:p>
        </text:list-item>
        <text:list-item>
          <text:p text:style-name="P55">0x11 - liczba szesnastkowa</text:p>
        </text:list-item>
        <text:list-item>
          <text:p text:style-name="P55">0b0001_0001 - liczba binarna, najstarszy bit umieszczony po lewej stronie, _ separator umieszczany w dowolnym miejscu,</text:p>
        </text:list-item>
        <text:list-item>
          <text:p text:style-name="P56">wartości są domyślnie wyrównywane do najmniej znaczących bitów (np. jeżeli z opisu danych wynika, że w polu o rozmiarze 16 bitów znajduje się wartość 10 bitowa – oznacza to, że wartość znacząca jest umieszczona na najmłodszych 10 bitach sekcji 16 bitowej).</text:p>
        </text:list-item>
      </text:list>
      <text:h text:style-name="P59" text:outline-level="1"><text:bookmark-start text:name="__RefHeading___Toc5831_444570102"/>Pakiet<text:bookmark-end text:name="__RefHeading___Toc5831_444570102"/></text:h>
      <table:table table:name="Tabela53" table:style-name="Tabela53">
        <table:table-column table:style-name="Tabela53.A"/>
        <table:table-column table:style-name="Tabela53.B"/>
        <table:table-header-rows>
          <table:table-row>
            <table:table-cell table:style-name="Tabela53.A1" office:value-type="string">
              <text:p text:style-name="P34">Bajt</text:p>
            </table:table-cell>
            <table:table-cell table:style-name="Tabela53.B1" office:value-type="string">
              <text:p text:style-name="P36">Opis</text:p>
            </table:table-cell>
          </table:table-row>
        </table:table-header-rows>
        <table:table-row>
          <table:table-cell table:style-name="Tabela53.A2" office:value-type="string">
            <text:p text:style-name="P16">1</text:p>
          </table:table-cell>
          <table:table-cell table:style-name="Tabela53.B2" office:value-type="string">
            <text:p text:style-name="P50"><text:span text:style-name="T8">Start: </text:span>stała wartość rozpoczynająca pakiet, zawsze równa 0x5A</text:p>
          </table:table-cell>
        </table:table-row>
        <table:table-row>
          <table:table-cell table:style-name="Tabela53.A2" office:value-type="string">
            <text:p text:style-name="P17">2</text:p>
          </table:table-cell>
          <table:table-cell table:style-name="Tabela53.B2" office:value-type="string">
            <text:p text:style-name="P51"><text:s/></text:p>
            <table:table table:name="Tabela54" table:style-name="Tabela54">
              <table:table-column table:style-name="Tabela54.A"/>
              <table:table-column table:style-name="Tabela54.B"/>
              <table:table-header-rows>
                <table:table-row>
                  <table:table-cell table:style-name="Tabela54.A1" office:value-type="string">
                    <text:p text:style-name="P39">Bit</text:p>
                  </table:table-cell>
                  <table:table-cell table:style-name="Tabela54.B1" office:value-type="string">
                    <text:p text:style-name="P37">Opis</text:p>
                  </table:table-cell>
                </table:table-row>
              </table:table-header-rows>
              <table:table-row>
                <table:table-cell table:style-name="Tabela54.A2" office:value-type="string">
                  <text:p text:style-name="P19">0-6</text:p>
                </table:table-cell>
                <table:table-cell table:style-name="Tabela54.B2" office:value-type="string">
                  <text:p text:style-name="P51"><text:span text:style-name="T9">Bytes</text:span><text:span text:style-name="T8">: </text:span><text:span text:style-name="T15">liczba bajtów ładunku, od 0 do 64.</text:span></text:p>
                </table:table-cell>
              </table:table-row>
              <table:table-row>
                <table:table-cell table:style-name="Tabela54.A2" office:value-type="string">
                  <text:p text:style-name="P19">7</text:p>
                </table:table-cell>
                <table:table-cell table:style-name="Tabela54.B2" office:value-type="string">
                  <text:p text:style-name="P53"><text:span text:style-name="T8">CmdH</text:span>: najstarszy bit komendy.</text:p>
                </table:table-cell>
              </table:table-row>
            </table:table>
            <text:p text:style-name="P48"/>
          </table:table-cell>
        </table:table-row>
        <table:table-row>
          <table:table-cell table:style-name="Tabela53.A2" office:value-type="string">
            <text:p text:style-name="P19">3</text:p>
          </table:table-cell>
          <table:table-cell table:style-name="Tabela53.B2" office:value-type="string">
            <text:p text:style-name="P51"><text:span text:style-name="T9">CmdL</text:span><text:span text:style-name="T13">: młodszy bajt komendy.</text:span></text:p>
            <text:p text:style-name="P20"/>
            <text:p text:style-name="P18"><text:span text:style-name="T9">Cmd = CmdL | CmdH&lt;&lt;8</text:span><text:span text:style-name="T13">: Komanda pakietu.</text:span></text:p>
          </table:table-cell>
        </table:table-row>
        <table:table-row>
          <table:table-cell table:style-name="Tabela53.A2" office:value-type="string">
            <text:p text:style-name="P21">4 …</text:p>
          </table:table-cell>
          <table:table-cell table:style-name="Tabela53.B2" office:value-type="string">
            <text:p text:style-name="P54"><text:span text:style-name="T8">Ładunek</text:span>: ładunek komendy, liczba bajtów w ładunku zapisana w polu <text:span text:style-name="T8">Bytes</text:span><text:span text:style-name="T14">.</text:span></text:p>
          </table:table-cell>
        </table:table-row>
        <table:table-row>
          <table:table-cell table:style-name="Tabela53.A2" office:value-type="string">
            <text:p text:style-name="P21">4+Bytes</text:p>
          </table:table-cell>
          <table:table-cell table:style-name="Tabela53.B2" office:value-type="string">
            <text:p text:style-name="P54"><text:span text:style-name="T8">Crc</text:span>: suma kontrolna obliczana od pola <text:span text:style-name="T8">Start</text:span> do pola <text:span text:style-name="T8">Ładunek</text:span> włącznie.</text:p>
          </table:table-cell>
        </table:table-row>
      </table:table>
      <text:p text:style-name="P49"/>
      <text:p text:style-name="P29">Maksymalny czas nadawania pakietu to 1 ms (od nadania bajtu <text:span text:style-name="T8">Start</text:span>), po tym czasie dane zostaną <text:span text:style-name="T17">odrzucone</text:span>.</text:p>
      <text:p text:style-name="P30">Nieznany numer komendy, nieprawidłowy rozmiar ładunku, błędna wartość pola <text:span text:style-name="T8">Start</text:span> oraz nieprawidłowa wartość <text:span text:style-name="T8">Crc</text:span> spowodują odrzucenie komendy.</text:p>
      <text:p text:style-name="P33">Transmisja przebiega w trybie master-slave.</text:p>
      <text:h text:style-name="P61" text:outline-level="2"><text:bookmark-start text:name="__RefHeading___Toc5833_444570102"/>Suma kontrolna<text:bookmark-end text:name="__RefHeading___Toc5833_444570102"/></text:h>
      <text:p text:style-name="P29">TODO</text:p>
      <text:h text:style-name="P57" text:outline-level="1"><text:bookmark-start text:name="__RefHeading___Toc55839_2429633522"/>Komunikaty<text:bookmark-end text:name="__RefHeading___Toc55839_2429633522"/></text:h>
      <text:h text:style-name="Heading_20_2" text:outline-level="2"><text:bookmark-start text:name="__RefHeading___Toc55841_2429633522"/>Zestawienie<text:bookmark-end text:name="__RefHeading___Toc55841_2429633522"/></text:h>
      <table:table table:name="Tabela15" table:style-name="Tabela15">
        <table:table-column table:style-name="Tabela15.A"/>
        <table:table-column table:style-name="Tabela15.B"/>
        <table:table-header-rows>
          <table:table-row>
            <table:table-cell table:style-name="Tabela15.A1" office:value-type="string">
              <text:p text:style-name="P40"><text:alphabetical-index-mark-start text:id="IMark94192247265112"/>komunikat<text:alphabetical-index-mark-end text:id="IMark94192247265112"/></text:p>
            </table:table-cell>
            <table:table-cell table:style-name="Tabela15.B1" office:value-type="string">
              <text:p text:style-name="P40">kod</text:p>
            </table:table-cell>
          </table:table-row>
        </table:table-header-rows>
        <table:table-row>
          <table:table-cell table:style-name="Tabela15.A2" office:value-type="string">
            <text:p text:style-name="P24"><text:bookmark-ref text:reference-format="text" text:ref-name="__RefHeading___Toc40198_2429633522">Hello</text:bookmark-ref></text:p>
          </table:table-cell>
          <table:table-cell table:style-name="Tabela15.B2" office:value-type="string">
            <text:p text:style-name="P22">0x100</text:p>
          </table:table-cell>
        </table:table-row>
        <table:table-row>
          <table:table-cell table:style-name="Tabela15.A2" office:value-type="string">
            <text:p text:style-name="P24"><text:bookmark-ref text:reference-format="text" text:ref-name="__RefHeading___Toc7419_393427174">ReHello</text:bookmark-ref></text:p>
          </table:table-cell>
          <table:table-cell table:style-name="Tabela15.B2" office:value-type="string">
            <text:p text:style-name="P25">0x000</text:p>
          </table:table-cell>
        </table:table-row>
      </table:table>
      <text:p text:style-name="P8"/>
      <text:h text:style-name="P62" text:outline-level="2"><text:bookmark-start text:name="__RefNumPara__27777_1126260155"/><text:bookmark-start text:name="__RefHeading___Toc27665_1126260155"/>Komunikaty<text:bookmark-end text:name="__RefNumPara__27777_1126260155"/><text:bookmark-end text:name="__RefHeading___Toc27665_1126260155"/></text:h>
      <text:h text:style-name="P63" text:outline-level="3"><text:bookmark-start text:name="__RefNumPara__27761_1126260155"/><text:bookmark-start text:name="__RefHeading___Toc40198_2429633522"/>Hello<text:bookmark-end text:name="__RefNumPara__27761_1126260155"/><text:bookmark-end text:name="__RefHeading___Toc40198_2429633522"/></text:h>
      <text:p text:style-name="P31">Kod komunikatu: 0x100</text:p>
      <text:p text:style-name="P27"><text:span text:style-name="T5">Komunikat testowy, urządzenie docelowe powinno odpowiedzieć komendą </text:span><text:span text:style-name="T5"><text:bookmark-ref text:reference-format="text" text:ref-name="__RefHeading___Toc7419_393427174">ReHello</text:bookmark-ref></text:span><text:span text:style-name="T5">. Nie zawiera ładunku.</text:span></text:p>
      <text:h text:style-name="P64" text:outline-level="3"><text:bookmark-start text:name="__RefHeading___Toc7419_393427174"/>ReHello<text:bookmark-end text:name="__RefHeading___Toc7419_393427174"/></text:h>
      <text:p text:style-name="P31">Kod komunikatu: 0x<text:span text:style-name="T18">0</text:span>0<text:span text:style-name="T18">0</text:span></text:p>
      <text:p text:style-name="P32">Komenda odsyłana po odebraniu <text:bookmark-ref text:reference-format="text" text:ref-name="__RefHeading___Toc40198_2429633522">Hello</text:bookmark-ref>.</text:p>
      <text:p text:style-name="P31">Ładunek:</text:p>
      <table:table table:name="Tabela14" table:style-name="Tabela14">
        <table:table-column table:style-name="Tabela14.A"/>
        <table:table-column table:style-name="Tabela14.B"/>
        <table:table-header-rows>
          <table:table-row>
            <table:table-cell table:style-name="Tabela14.A1" office:value-type="string">
              <text:p text:style-name="P35">Bajt</text:p>
            </table:table-cell>
            <table:table-cell table:style-name="Tabela14.B1" office:value-type="string">
              <text:p text:style-name="P38">Opis</text:p>
            </table:table-cell>
          </table:table-row>
        </table:table-header-rows>
        <table:table-row>
          <table:table-cell table:style-name="Tabela14.A2" office:value-type="string">
            <text:p text:style-name="P23">0 …</text:p>
          </table:table-cell>
          <table:table-cell table:style-name="Tabela14.B2" office:value-type="string">
            <text:p text:style-name="P52"><text:span text:style-name="T11">Desc</text:span><text:span text:style-name="T14">: </text:span><text:span text:style-name="T16">ciąg tekstowy ASCII z nazwą urządzenia.</text:span></text:p>
          </table:table-cell>
        </table:table-row>
      </table:table>
      <text:h text:style-name="P65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adornments="Regularna" style:font-family-generic="roman" style:font-pitch="variable" style:font-charset="x-symbol"/>
    <style:font-face style:name="Times New Roman" svg:font-family="'Times New Roman'"/>
    <style:font-face style:name="Courier New1" svg:font-family="'Courier New'" style:font-family-generic="modern" style:font-pitch="fixed"/>
    <style:font-face style:name="Courier New" svg:font-family="'Courier New'" style:font-adornments="Normalny" style:font-family-generic="modern" style:font-pitch="fixed"/>
    <style:font-face style:name="Courier New2" svg:font-family="'Courier New'" style:font-adornments="Pogrubiony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adornments="kursywa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Kursywa" style:font-family-generic="swiss" style:font-pitch="variable"/>
    <style:font-face style:name="Arial1" svg:font-family="Arial" style:font-adornments="Normalny" style:font-family-generic="swiss" style:font-pitch="variable"/>
    <style:font-face style:name="Arial3" svg:font-family="Arial" style:font-adornments="Pogrubiony" style:font-family-generic="swiss" style:font-pitch="variable"/>
    <style:font-face style:name="Arial Narrow1" svg:font-family="'Arial Narrow'" style:font-adornments="Normalny" style:font-family-generic="swiss" style:font-pitch="variable"/>
    <style:font-face style:name="Arial Narrow" svg:font-family="'Arial Narrow'" style:font-adornments="Pogrubiony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3" draw:display-name="Hatch 13" draw:style="double" draw:color="#000000" draw:distance="0.045cm" draw:rotation="450"/>
    <draw:hatch draw:name="Hatch_20_14" draw:display-name="Hatch 14" draw:style="double" draw:color="#000000" draw:distance="0.045cm" draw:rotation="450"/>
    <draw:hatch draw:name="Hatch_20_15" draw:display-name="Hatch 15" draw:style="double" draw:color="#000000" draw:distance="0.045cm" draw:rotation="450"/>
    <draw:hatch draw:name="Hatch_20_16" draw:display-name="Hatch 16" draw:style="double" draw:color="#000000" draw:distance="0.045cm" draw:rotation="450"/>
    <draw:hatch draw:name="Hatch_20_17" draw:display-name="Hatch 17" draw:style="double" draw:color="#000000" draw:distance="0.045cm" draw:rotation="450"/>
    <draw:hatch draw:name="Hatch_20_18" draw:display-name="Hatch 18" draw:style="double" draw:color="#000000" draw:distance="0.045cm" draw:rotation="450"/>
    <draw:hatch draw:name="Hatch_20_19" draw:display-name="Hatch 19" draw:style="double" draw:color="#000000" draw:distance="0.045cm" draw:rotation="450"/>
    <draw:hatch draw:name="Hatch_20_20" draw:display-name="Hatch 20" draw:style="double" draw:color="#000000" draw:distance="0.045cm" draw:rotation="450"/>
    <draw:hatch draw:name="Hatch_20_21" draw:display-name="Hatch 21" draw:style="double" draw:color="#000000" draw:distance="0.045cm" draw:rotation="450"/>
    <draw:hatch draw:name="Hatch_20_22" draw:display-name="Hatch 22" draw:style="double" draw:color="#000000" draw:distance="0.045cm" draw:rotation="450"/>
    <draw:hatch draw:name="Hatch_20_23" draw:display-name="Hatch 23" draw:style="double" draw:color="#000000" draw:distance="0.045cm" draw:rotation="450"/>
    <draw:hatch draw:name="Hatch_20_24" draw:display-name="Hatch 24" draw:style="double" draw:color="#000000" draw:distance="0.045cm" draw:rotation="450"/>
    <draw:hatch draw:name="Hatch_20_25" draw:display-name="Hatch 25" draw:style="double" draw:color="#000000" draw:distance="0.045cm" draw:rotation="450"/>
    <draw:hatch draw:name="Hatch_20_26" draw:display-name="Hatch 26" draw:style="double" draw:color="#000000" draw:distance="0.045cm" draw:rotation="450"/>
    <draw:hatch draw:name="Hatch_20_3" draw:display-name="Hatch 3" draw:style="double" draw:color="#000000" draw:distance="0.045cm" draw:rotation="450"/>
    <draw:hatch draw:name="Hatch_20_4" draw:display-name="Hatch 4" draw:style="double" draw:color="#000000" draw:distance="0.045cm" draw:rotation="450"/>
    <draw:hatch draw:name="Hatch_20_5" draw:display-name="Hatch 5" draw:style="double" draw:color="#000000" draw:distance="0.045cm" draw:rotation="450"/>
    <draw:hatch draw:name="Hatch_20_6" draw:display-name="Hatch 6" draw:style="double" draw:color="#000000" draw:distance="0.045cm" draw:rotation="450"/>
    <draw:hatch draw:name="Hatch_20_8" draw:display-name="Hatch 8" draw:style="double" draw:color="#000000" draw:distance="0.045cm" draw:rotation="450"/>
    <draw:fill-image draw:name="Bitmap_20_1" draw:display-name="Bitmap 1" xlink:href="Pictures/10000000000004D9000006DB13754E5EC4AD74F0.png" xlink:type="simple" xlink:show="embed" xlink:actuate="onLoad"/>
    <draw:fill-image draw:name="Empty" xlink:href="Pictures/100000000000000800000008AEB03D6432C48F53.png" xlink:type="simple" xlink:show="embed" xlink:actuate="onLoad"/>
    <draw:marker draw:name="Arrow" svg:viewBox="0 0 20 30" svg:d="M10 0l-10 30h20z"/>
    <draw:marker draw:name="Arrowhead_20_1" draw:display-name="Arrowhead 1" svg:viewBox="0 0 200 400" svg:d="M100 0l100 400h-20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loext:graphic-properties draw:fill="none" draw:fill-color="#99ccff"/>
      <style:paragraph-properties fo:margin-left="0cm" fo:margin-right="0cm" fo:line-height="150%" fo:text-indent="0.499cm" style:auto-text-indent="false" style:page-number="auto" fo:background-color="transparent">
        <style:tab-stops/>
      </style:paragraph-properties>
    </style:style>
    <style:style style:name="Header" style:family="paragraph" style:parent-style-name="Standard" style:next-style-name="Text_20_body" style:class="extra" style:master-page-name="">
      <style:paragraph-properties fo:margin-top="0.423cm" fo:margin-bottom="0.212cm" loext:contextual-spacing="false" style:page-number="auto" fo:keep-with-next="always"/>
      <style:text-properties style:font-name="Arial" fo:font-family="Arial" style:font-family-generic="swiss" style:font-pitch="variable" fo:font-size="10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line-height="100%" fo:orphans="4" fo:widows="4" style:page-number="auto"/>
      <style:text-properties style:font-name="Arial1" fo:font-family="Arial" style:font-style-name="Normalny" style:font-family-generic="swiss" style:font-pitch="variable" fo:font-size="11pt"/>
    </style:style>
    <style:style style:name="List" style:family="paragraph" style:parent-style-name="Text_20_body" style:class="list">
      <style:text-properties style:font-name="Times New Roman" fo:font-family="'Times New Roman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Arial1" fo:font-family="Arial" style:font-style-name="Normalny" style:font-family-generic="swiss" style:font-pitch="variable" fo:font-size="9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Text_20_body" style:class="extra" style:master-page-name="">
      <style:paragraph-properties fo:margin-left="0cm" fo:margin-right="0cm" fo:margin-top="0cm" fo:margin-bottom="0cm" loext:contextual-spacing="false" fo:line-height="100%" fo:text-indent="0cm" style:auto-text-indent="false" style:page-number="auto" text:number-lines="false" text:line-number="0" style:writing-mode="lr-tb"/>
      <style:text-properties style:font-name="Arial1" fo:font-family="Arial" style:font-style-name="Normalny" style:font-family-generic="swiss" style:font-pitch="variable" fo:font-size="9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fo:text-align="start" style:justify-single-word="false" fo:keep-together="always" style:page-number="auto" fo:break-before="page" fo:keep-with-next="always" style:writing-mode="lr-tb"/>
      <style:text-properties fo:font-size="1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fo:margin-left="0.15cm" fo:margin-right="0cm" fo:text-align="start" style:justify-single-word="false" fo:keep-together="always" fo:text-indent="-0.15cm" style:auto-text-indent="false" style:page-number="auto" style:shadow="none" fo:keep-with-next="always" style:writing-mode="lr-tb"/>
      <style:text-properties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ootnote" style:family="paragraph" style:parent-style-name="Standard" style:class="extra" style:master-page-name="">
      <style:paragraph-properties fo:margin-left="0.499cm" fo:margin-right="0cm" fo:line-height="100%" fo:text-indent="-0.499cm" style:auto-text-indent="false" style:page-number="auto" text:number-lines="false" text:line-number="0" style:writing-mode="lr-tb"/>
      <style:text-properties style:font-name="Arial1" fo:font-family="Arial" style:font-style-name="Normalny" style:font-family-generic="swiss" style:font-pitch="variable" fo:font-size="75%" fo:font-style="italic" style:font-size-asian="10pt" style:font-size-complex="10pt"/>
    </style:style>
    <style:style style:name="Heading_20_3" style:display-name="Heading 3" style:family="paragraph" style:parent-style-name="Header" style:next-style-name="Text_20_body" style:default-outline-level="3" style:class="text" style:master-page-name="">
      <style:paragraph-properties fo:text-align="start" style:justify-single-word="false" fo:keep-together="always" fo:orphans="0" fo:widows="0" style:page-number="auto" fo:keep-with-next="always" style:writing-mode="lr-tb"/>
      <style:text-properties fo:font-size="13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auto-update="true" style:class="index">
      <style:paragraph-properties fo:margin-left="0.499cm" fo:margin-right="0cm" fo:text-indent="0cm" style:auto-text-indent="false" style:writing-mode="lr-tb">
        <style:tab-stops>
          <style:tab-stop style:position="16.002cm" style:type="right" style:leader-style="dotted" style:leader-text="."/>
        </style:tab-stops>
      </style:paragraph-properties>
      <style:text-properties style:font-name="Arial1" fo:font-family="Arial" style:font-style-name="Normalny" style:font-family-generic="swiss" style:font-pitch="variable" fo:font-size="95%"/>
    </style:style>
    <style:style style:name="Tabela_20_pion" style:display-name="Tabela pion" style:family="paragraph" style:parent-style-name="Table_20_Contents">
      <style:text-properties style:text-rotation-angle="90" style:text-rotation-scale="line-height"/>
    </style:style>
    <style:style style:name="Heading_20_4" style:display-name="Heading 4" style:family="paragraph" style:parent-style-name="Header" style:next-style-name="Text_20_body" style:default-outline-level="4" style:class="text" style:master-page-name="">
      <style:paragraph-properties fo:margin-left="0.101cm" fo:margin-right="0.101cm" fo:text-align="start" style:justify-single-word="false" fo:keep-together="always" fo:text-indent="0cm" style:auto-text-indent="false" style:page-number="auto" fo:keep-with-next="always" style:writing-mode="lr-tb"/>
      <style:text-properties fo:font-size="9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 style:master-page-name="">
      <style:paragraph-properties fo:margin-left="0.15cm" fo:margin-right="0cm" fo:text-align="start" style:justify-single-word="false" fo:keep-together="always" fo:text-indent="-0.15cm" style:auto-text-indent="false" style:page-number="auto" fo:keep-with-next="always" style:writing-mode="lr-tb"/>
      <style:text-properties fo:font-size="95%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er" style:next-style-name="Text_20_body" style:default-outline-level="6" style:class="text" style:master-page-name="">
      <style:paragraph-properties fo:margin-left="0.15cm" fo:margin-right="0cm" fo:text-align="start" style:justify-single-word="false" fo:keep-together="always" fo:text-indent="-0.15cm" style:auto-text-indent="false" style:page-number="auto" fo:keep-with-next="always" style:writing-mode="lr-tb"/>
      <style:text-properties fo:font-size="85%" fo:font-weight="bold" style:font-size-asian="75%" style:font-weight-asian="bold" style:font-size-complex="75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7" style:display-name="Heading 7" style:family="paragraph" style:parent-style-name="Header" style:next-style-name="Text_20_body" style:default-outline-level="7" style:class="text">
      <style:paragraph-properties fo:margin-left="0.15cm" fo:margin-right="0cm" fo:text-indent="-0.15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paragraph-properties fo:margin-left="0.15cm" fo:margin-right="0cm" fo:text-indent="-0.15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er" style:next-style-name="Text_20_body" style:default-outline-level="9" style:class="text">
      <style:paragraph-properties fo:margin-left="0.15cm" fo:margin-right="0cm" fo:text-indent="-0.15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er" style:next-style-name="Text_20_body" style:default-outline-level="10" style:class="text">
      <style:paragraph-properties fo:margin-left="0.15cm" fo:margin-right="0cm" fo:text-indent="-0.15cm" style:auto-text-indent="false"/>
      <style:text-properties fo:font-size="75%" fo:font-weight="bold" style:font-size-asian="75%" style:font-weight-asian="bold" style:font-size-complex="75%" style:font-weight-complex="bold"/>
    </style:style>
    <style:style style:name="Numbering_20_2" style:display-name="Numbering 2" style:family="paragraph" style:parent-style-name="List" style:class="list">
      <style:paragraph-properties fo:margin-left="1cm" fo:margin-right="0cm" fo:margin-top="0cm" fo:margin-bottom="0.212cm" loext:contextual-spacing="false" fo:text-indent="-0.499cm" style:auto-text-indent="false"/>
    </style:style>
    <style:style style:name="Numbering_20_3" style:display-name="Numbering 3" style:family="paragraph" style:parent-style-name="List" style:class="list">
      <style:paragraph-properties fo:margin-left="1.499cm" fo:margin-right="0cm" fo:margin-top="0cm" fo:margin-bottom="0.212cm" loext:contextual-spacing="false" fo:text-indent="-0.499cm" style:auto-text-indent="false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>
      <style:paragraph-properties fo:margin-top="0cm" fo:margin-bottom="0.101cm" loext:contextual-spacing="false" fo:line-height="100%"/>
      <style:text-properties fo:font-size="9pt"/>
    </style:style>
    <style:style style:name="Drawing" style:family="paragraph" style:parent-style-name="Caption" style:class="extra">
      <style:paragraph-properties fo:margin-left="0cm" fo:margin-right="0cm" fo:text-indent="0cm" style:auto-text-indent="false"/>
      <style:text-properties style:font-name="Arial2" fo:font-family="Arial" style:font-style-name="Kursywa" style:font-family-generic="swiss" style:font-pitch="variable"/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Normalny" style:font-family-generic="swiss" style:font-pitch="variable"/>
    </style:style>
    <style:style style:name="Contents_20_3" style:display-name="Contents 3" style:family="paragraph" style:parent-style-name="Index" style:auto-update="true" style:class="index">
      <style:paragraph-properties fo:margin-left="0.998cm" fo:margin-right="0cm" fo:text-indent="0cm" style:auto-text-indent="false" style:writing-mode="lr-tb">
        <style:tab-stops>
          <style:tab-stop style:position="15.503cm" style:type="right" style:leader-style="dotted" style:leader-text="."/>
        </style:tab-stops>
      </style:paragraph-properties>
      <style:text-properties style:font-name="Arial1" fo:font-family="Arial" style:font-style-name="Normalny" style:font-family-generic="swiss" style:font-pitch="variable" fo:font-size="80%"/>
    </style:style>
    <style:style style:name="Contents_20_4" style:display-name="Contents 4" style:family="paragraph" style:parent-style-name="Index" style:auto-update="true" style:class="index">
      <style:paragraph-properties fo:margin-left="1.498cm" fo:margin-right="0cm" fo:text-indent="0cm" style:auto-text-indent="false" style:writing-mode="lr-tb">
        <style:tab-stops>
          <style:tab-stop style:position="15.004cm" style:type="right" style:leader-style="dotted" style:leader-text="."/>
        </style:tab-stops>
      </style:paragraph-properties>
      <style:text-properties style:font-name="Arial1" fo:font-family="Arial" style:font-style-name="Normalny" style:font-family-generic="swiss" style:font-pitch="variable" fo:font-size="75%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 style:shadow="none" style:writing-mode="lr-tb">
        <style:tab-stops>
          <style:tab-stop style:position="14.504cm" style:type="right" style:leader-style="dotted" style:leader-text="."/>
        </style:tab-stops>
      </style:paragraph-properties>
      <style:text-properties style:font-name="Arial1" fo:font-family="Arial" style:font-style-name="Normalny" style:font-family-generic="swiss" style:font-pitch="variable" fo:font-size="70%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 style:writing-mode="lr-tb">
        <style:tab-stops>
          <style:tab-stop style:position="14.005cm" style:type="right" style:leader-style="dotted" style:leader-text="."/>
        </style:tab-stops>
      </style:paragraph-properties>
      <style:text-properties style:font-name="Arial1" fo:font-family="Arial" style:font-style-name="Normalny" style:font-family-generic="swiss" style:font-pitch="variable" fo:font-size="65%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 style:writing-mode="lr-tb">
        <style:tab-stops>
          <style:tab-stop style:position="13.506cm" style:type="right" style:leader-style="dotted" style:leader-text="."/>
        </style:tab-stops>
      </style:paragraph-properties>
      <style:text-properties style:font-name="Arial1" fo:font-family="Arial" style:font-style-name="Normalny" style:font-family-generic="swiss" style:font-pitch="variable" fo:font-size="65%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009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Times New Roman" fo:font-family="'Times New Roman'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" style:family="paragraph" style:parent-style-name="Standard">
      <style:paragraph-properties style:text-autospace="none"/>
      <style:text-properties fo:language="pl" fo:country="PL"/>
    </style:style>
    <style:style style:name="heading_20_3" style:display-name="heading 3" style:family="paragraph" style:parent-style-name="Normal" style:next-style-name="Normal">
      <style:paragraph-properties fo:line-height="150%" fo:text-align="center" style:justify-single-word="false" fo:keep-with-next="always"/>
      <style:text-properties fo:font-size="18pt" fo:font-weight="bold" style:font-size-asian="18pt" style:font-weight-asian="bold" style:font-size-complex="18pt" style:font-weight-complex="bold"/>
    </style:style>
    <style:style style:name="Body_20_Text" style:display-name="Body Text" style:family="paragraph" style:parent-style-name="Normal">
      <style:paragraph-properties fo:line-height="150%" fo:text-align="justify" style:justify-single-word="false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Normal_20__28_Web_29_" style:display-name="Normal (Web)" style:family="paragraph" style:parent-style-name="Normal">
      <style:paragraph-properties fo:margin-top="0.176cm" fo:margin-bottom="0.21cm" loext:contextual-spacing="false"/>
    </style:style>
    <style:style style:name="Body_20_Text_20_2" style:display-name="Body Text 2" style:family="paragraph" style:parent-style-name="Normal">
      <style:paragraph-properties fo:line-height="150%" fo:text-align="justify" style:justify-single-word="false"/>
    </style:style>
    <style:style style:name="heading_20_1" style:display-name="heading 1" style:family="paragraph" style:parent-style-name="Normal" style:next-style-name="Normal">
      <style:paragraph-properties fo:text-align="center" style:justify-single-word="false" fo:keep-with-next="always">
        <style:tab-stops>
          <style:tab-stop style:position="0.501cm"/>
          <style:tab-stop style:position="3.501cm"/>
          <style:tab-stop style:position="10.001cm"/>
        </style:tab-stops>
      </style:paragraph-properties>
      <style:text-properties fo:font-weight="bold" style:font-weight-asian="bold" style:font-weight-complex="bold"/>
    </style:style>
    <style:style style:name="caption" style:family="paragraph" style:parent-style-name="Normal" style:next-style-name="Normal">
      <style:paragraph-properties fo:margin-left="0.635cm" fo:margin-right="0cm" fo:line-height="150%" fo:text-align="center" style:justify-single-word="false" fo:text-indent="0cm" style:auto-text-indent="false">
        <style:tab-stops>
          <style:tab-stop style:position="-0.134cm"/>
          <style:tab-stop style:position="0.635cm"/>
          <style:tab-stop style:position="2.866cm"/>
          <style:tab-stop style:position="9.366cm"/>
          <style:tab-stop style:position="9.867cm"/>
        </style:tab-stops>
      </style:paragraph-properties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style:font-weight-complex="bold"/>
    </style:style>
    <style:style style:name="Tytul_20_dokumentu" style:display-name="Tytul dokumentu" style:family="paragraph" style:parent-style-name="Normal" style:class="text">
      <loext:graphic-properties draw:fill="none" draw:fill-color="#99ccff"/>
      <style:paragraph-properties fo:text-align="center" style:justify-single-word="false" fo:background-color="transparent">
        <style:tab-stops/>
      </style:paragraph-properties>
      <style:text-properties style:font-name="Arial3" fo:font-family="Arial" style:font-style-name="Pogrubiony" style:font-family-generic="swiss" style:font-pitch="variable" fo:font-size="24pt" fo:font-weight="bold"/>
    </style:style>
    <style:style style:name="Tekst_20_na_20_stronie_20_tytulowej" style:display-name="Tekst na stronie tytulowej" style:family="paragraph" style:parent-style-name="Normal" style:class="text">
      <style:paragraph-properties fo:text-align="center" style:justify-single-word="false"/>
      <style:text-properties fo:font-size="12pt"/>
    </style:style>
    <style:style style:name="Wyrozniony_20_tekst_20_instrukcji" style:display-name="Wyrozniony tekst instrukcji" style:family="paragraph" style:parent-style-name="Normal" style:class="text">
      <loext:graphic-properties draw:fill="solid" draw:fill-color="#e6e6e6" draw:opacity="100%"/>
      <style:paragraph-properties fo:margin-left="1cm" fo:margin-right="1cm" fo:margin-top="0.4cm" fo:margin-bottom="0.4cm" loext:contextual-spacing="false" fo:text-indent="1.499cm" style:auto-text-indent="false" fo:background-color="#e6e6e6" fo:padding="0.049cm" fo:border="2.49pt solid #000000"/>
      <style:text-properties fo:font-weight="bold"/>
    </style:style>
    <style:style style:name="Naglowek_20_spisu_20_tresci" style:display-name="Naglowek spisu tresci" style:family="paragraph" style:parent-style-name="Heading_20_1" style:default-outline-level="" style:list-style-name="" style:class="text"/>
    <style:style style:name="Przypis_20_dolny_20_instrukcji" style:display-name="Przypis dolny instrukcji" style:family="paragraph" style:parent-style-name="Normal" style:list-style-name="Numbering_20_1" style:class="text" style:master-page-name="">
      <style:paragraph-properties fo:margin-left="0cm" fo:margin-right="0cm" fo:line-height="100%" fo:text-indent="0.499cm" style:auto-text-indent="false" style:page-number="auto">
        <style:tab-stops/>
      </style:paragraph-properties>
      <style:text-properties fo:font-size="10pt"/>
    </style:style>
    <style:style style:name="Zawartosc_20_tabeli_20_wypunktowana" style:display-name="Zawartosc tabeli wypunktowana" style:family="paragraph" style:parent-style-name="Table_20_Contents">
      <style:paragraph-properties fo:margin-left="2cm" fo:margin-right="0cm" fo:text-indent="-0.4cm" style:auto-text-indent="false">
        <style:tab-stops/>
      </style:paragraph-properties>
    </style:style>
    <style:style style:name="Wzor" style:family="paragraph" style:parent-style-name="Normal">
      <style:paragraph-properties fo:text-align="center" style:justify-single-word="false"/>
      <style:text-properties fo:font-size="14pt" fo:font-style="italic" fo:font-weight="bold"/>
    </style:style>
    <style:style style:name="Tabela_20_monospaced" style:display-name="Tabela monospaced" style:family="paragraph" style:parent-style-name="Table_20_Contents" style:class="extra">
      <style:paragraph-properties fo:margin-left="0cm" fo:margin-right="0cm" fo:text-indent="0cm" style:auto-text-indent="false"/>
      <style:text-properties style:font-name="Courier New" fo:font-family="'Courier New'" style:font-style-name="Normalny" style:font-family-generic="modern" style:font-pitch="fixed" fo:font-size="10.5pt"/>
    </style:style>
    <style:style style:name="UWAGA-W-RAMCE" style:family="paragraph" style:parent-style-name="Text_20_body" style:master-page-name="">
      <style:paragraph-properties fo:margin-left="0.199cm" fo:margin-right="0.199cm" fo:margin-top="0.3cm" fo:margin-bottom="0.3cm" loext:contextual-spacing="false" fo:text-align="center" style:justify-single-word="false" fo:text-indent="0.199cm" style:auto-text-indent="false" style:page-number="auto" fo:padding="0.049cm" fo:border="0.99pt solid #000000" style:shadow="none"/>
      <style:text-properties fo:font-size="11pt" fo:font-weight="bold"/>
    </style:style>
    <style:style style:name="code" style:family="paragraph" style:parent-style-name="Text_20_body">
      <style:paragraph-properties fo:margin-left="0cm" fo:margin-right="0cm" fo:margin-top="0cm" fo:margin-bottom="0cm" loext:contextual-spacing="false" fo:line-height="105%" fo:text-indent="0cm" style:auto-text-indent="false" style:writing-mode="lr-tb"/>
      <style:text-properties style:font-name="DejaVu Sans Mono" fo:font-family="'DejaVu Sans Mono'" style:font-style-name="Book" style:font-family-generic="modern" style:font-pitch="fixed" fo:font-size="9pt" fo:font-weight="normal"/>
    </style:style>
    <style:style style:name="UWAGA-PRODUKCYJNA" style:family="paragraph" style:parent-style-name="UWAGA-W-RAMCE" style:next-style-name="Text_20_body" style:master-page-name="">
      <loext:graphic-properties draw:fill="solid" draw:fill-color="#e6e6e6" draw:opacity="100%"/>
      <style:paragraph-properties fo:margin-left="2.101cm" fo:margin-right="0.199cm" fo:text-align="start" style:justify-single-word="false" fo:text-indent="0.199cm" style:auto-text-indent="false" style:page-number="auto" fo:background-color="#e6e6e6" fo:padding="0.049cm" fo:border="0.51pt solid #000000">
        <style:tab-stops/>
      </style:paragraph-properties>
      <style:text-properties fo:font-style="italic" fo:font-weight="normal"/>
    </style:style>
    <style:style style:name="Quotations" style:family="paragraph" style:parent-style-name="Standard" style:class="html" style:master-page-name="">
      <style:paragraph-properties fo:margin-left="2cm" fo:margin-right="0.199cm" fo:margin-top="0cm" fo:margin-bottom="0.101cm" loext:contextual-spacing="false" fo:line-height="100%" fo:text-indent="0cm" style:auto-text-indent="false" style:page-number="auto" style:writing-mode="lr-tb"/>
      <style:text-properties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PodKomenda" style:family="paragraph" style:parent-style-name="Heading_20_2" style:next-style-name="Text_20_body" style:default-outline-level="" style:list-style-name="" style:master-page-name="">
      <style:paragraph-properties style:page-number="auto" fo:break-before="auto" fo:break-after="auto"/>
      <style:text-properties fo:font-size="12pt"/>
    </style:style>
    <style:style style:name="Adnotacja" style:family="paragraph" style:parent-style-name="Text_20_body">
      <style:text-properties fo:font-size="85%" fo:font-style="italic"/>
    </style:style>
    <style:style style:name="Tresc_5f_Informacyjna" style:display-name="Tresc_Informacyjna" style:family="paragraph" style:parent-style-name="Text_20_body" style:auto-update="true" style:class="html" style:master-page-name="">
      <style:paragraph-properties fo:margin-left="0cm" fo:margin-right="0cm" fo:margin-top="0cm" fo:margin-bottom="0.21cm" loext:contextual-spacing="false" fo:text-indent="0.499cm" style:auto-text-indent="false" style:page-number="auto" fo:padding="0.049cm" fo:border-left="none" fo:border-right="0.99pt dotted #000000" fo:border-top="none" fo:border-bottom="none" style:shadow="none" style:writing-mode="lr-tb"/>
      <style:text-properties style:font-name="Times New Roman1" fo:font-family="'Times New Roman'" style:font-style-name="kursywa" style:font-family-generic="roman" style:font-pitch="variable" fo:font-size="95%" fo:font-style="italic"/>
    </style:style>
    <style:style style:name="Definicja" style:family="paragraph" style:parent-style-name="Text_20_body" style:next-style-name="Text_20_body">
      <style:paragraph-properties fo:margin-left="1cm" fo:margin-right="0cm" fo:margin-top="0.4cm" fo:margin-bottom="0.21cm" loext:contextual-spacing="false" fo:text-indent="0.499cm" style:auto-text-indent="false" style:shadow="none" style:writing-mode="lr-tb"/>
      <style:text-properties style:font-name="Arial Narrow" fo:font-family="'Arial Narrow'" style:font-style-name="Pogrubiony" style:font-family-generic="swiss" style:font-pitch="variable" fo:font-weight="bold"/>
    </style:style>
    <style:style style:name="Tresc_5f_Informacyjna_5f_WAZNA" style:display-name="Tresc_Informacyjna_WAZNA" style:family="paragraph" style:parent-style-name="Tresc_5f_Informacyjna" style:next-style-name="Tresc_5f_Informacyjna">
      <style:paragraph-properties fo:padding="0cm" fo:border-left="none" fo:border-right="0.51pt solid #000000" fo:border-top="none" fo:border-bottom="none" style:writing-mode="lr-tb"/>
      <style:text-properties fo:font-style="italic" style:text-underline-style="none" fo:font-weight="bold"/>
    </style:style>
    <style:style style:name="List_20_Contents" style:display-name="List Contents" style:family="paragraph" style:parent-style-name="Standard" style:class="html"/>
    <style:style style:name="Odesłanie_20_do_20_rozdzialu" style:display-name="Odesłanie do rozdzialu" style:family="paragraph" style:parent-style-name="Text_20_body" style:next-style-name="Text_20_body">
      <style:paragraph-properties style:writing-mode="lr-tb"/>
      <style:text-properties fo:font-size="11pt" fo:font-style="italic"/>
    </style:style>
    <style:style style:name="mini_5f_code" style:display-name="mini_code" style:family="paragraph" style:parent-style-name="code">
      <style:paragraph-properties style:writing-mode="lr-tb"/>
      <style:text-properties fo:font-size="7pt"/>
    </style:style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>
      <style:paragraph-properties fo:margin-left="0.499cm" fo:margin-right="0cm" fo:text-indent="-0.499cm" style:auto-text-indent="false" style:writing-mode="lr-tb">
        <style:tab-stops/>
      </style:paragraph-properties>
      <style:text-properties style:font-name="Arial Narrow1" fo:font-family="'Arial Narrow'" style:font-style-name="Normalny" style:font-family-generic="swiss" style:font-pitch="variable" fo:font-size="10pt"/>
    </style:style>
    <style:style style:name="Numbering_20_5" style:display-name="Numbering 5" style:family="paragraph" style:parent-style-name="List" style:class="lis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rop_20_Caps" style:display-name="Drop Caps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>
      <style:text-properties style:font-name="Arial Narrow" fo:font-family="'Arial Narrow'" style:font-style-name="Pogrubiony" style:font-family-generic="swiss" style:font-pitch="variable" fo:font-weight="bold"/>
    </style:style>
    <style:style style:name="Teletyp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Default_20_Paragraph_20_Font" style:display-name="Default Paragraph Font" style:family="text" style:parent-style-name="Normal">
      <style:text-properties fo:language="pl" fo:country="PL"/>
    </style:style>
    <style:style style:name="Normal" style:family="text">
      <style:text-properties fo:language="pl" fo:country="PL"/>
    </style:style>
    <style:style style:name="Scieżka_5f_pliku" style:display-name="Scieżka_pliku" style:family="text">
      <style:text-properties style:font-name="Courier New2" fo:font-family="'Courier New'" style:font-style-name="Pogrubiony" style:font-family-generic="modern" style:font-pitch="fixed" fo:font-weight="bold"/>
    </style:style>
    <style:style style:name="Symbol_5f_Grecki" style:display-name="Symbol_Grecki" style:family="text">
      <style:text-properties style:text-position="-1% 100%" style:font-name="Symbol" fo:font-family="Symbol" style:font-style-name="Regularna" style:font-family-generic="roman" style:font-pitch="variable" style:font-charset="x-symbol" fo:font-size="14pt" fo:background-color="transparent"/>
    </style:style>
    <style:style style:name="monospaced" style:family="text">
      <style:text-properties style:font-name="Courier New2" fo:font-family="'Courier New'" style:font-style-name="Pogrubiony" style:font-family-generic="modern" style:font-pitch="fixed" fo:font-size="11pt" fo:font-weight="bold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Line_20_numbering" style:display-name="Line numbering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WAGA" style:family="graphic" style:parent-style-name="Frame">
      <style:graphic-properties svg:width="14cm" fo:min-height="1.15cm" text:anchor-type="paragraph" svg:x="0cm" svg:y="0cm" style:wrap="none" style:vertical-pos="top" style:vertical-rel="paragraph-content" style:horizontal-pos="center" style:horizontal-rel="page-content" fo:background-color="#e6e6e6" style:background-transparency="0%" draw:fill="solid" draw:fill-color="#e6e6e6" draw:opacity="100%" style:border-line-width="0.035cm 0.035cm 0.035cm" fo:padding="0.45cm" fo:border="3pt double #000000" style:shadow="none" draw:shadow-opacity="100%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space" fo:text-indent="-1.778cm" fo:margin-left="1.778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space" fo:text-indent="-2.286cm" fo:margin-left="2.286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space" fo:text-indent="-2.54cm" fo:margin-left="2.5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space" fo:text-indent="-2.794cm" fo:margin-left="2.794cm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>
          <style:list-level-label-alignment text:label-followed-by="space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space-before="0.3cm" text:min-label-distance="0.101cm"/>
      </text:list-level-style-number>
      <text:list-level-style-number text:level="2" text:style-name="Numbering_20_Symbols" style:num-suffix="." style:num-format="1" text:display-levels="2">
        <style:list-level-properties text:space-before="0.6cm" text:min-label-distance="0.101cm"/>
      </text:list-level-style-number>
      <text:list-level-style-number text:level="3" text:style-name="Numbering_20_Symbols" style:num-suffix="." style:num-format="1" text:display-levels="2">
        <style:list-level-properties text:space-before="0.9cm" text:min-label-distance="0.101cm"/>
      </text:list-level-style-number>
      <text:list-level-style-number text:level="4" text:style-name="Numbering_20_Symbols" style:num-suffix="." style:num-format="1" text:display-levels="2">
        <style:list-level-properties text:space-before="1.199cm" text:min-label-distance="0.101cm"/>
      </text:list-level-style-number>
      <text:list-level-style-number text:level="5" text:style-name="Numbering_20_Symbols" style:num-suffix="." style:num-format="1" text:display-levels="2">
        <style:list-level-properties text:space-before="1.499cm" text:min-label-distance="0.101cm"/>
      </text:list-level-style-number>
      <text:list-level-style-number text:level="6" text:style-name="Numbering_20_Symbols" style:num-suffix="." style:num-format="1" text:display-levels="2">
        <style:list-level-properties text:space-before="1.799cm" text:min-label-distance="0.101cm"/>
      </text:list-level-style-number>
      <text:list-level-style-number text:level="7" text:style-name="Numbering_20_Symbols" style:num-suffix="." style:num-format="1" text:display-levels="2">
        <style:list-level-properties text:space-before="2.099cm" text:min-label-distance="0.101cm"/>
      </text:list-level-style-number>
      <text:list-level-style-number text:level="8" text:style-name="Numbering_20_Symbols" style:num-suffix="." style:num-format="1" text:display-levels="2">
        <style:list-level-properties text:space-before="2.399cm" text:min-label-distance="0.101cm"/>
      </text:list-level-style-number>
      <text:list-level-style-number text:level="9" text:style-name="Numbering_20_Symbols" style:num-suffix="." style:num-format="1" text:display-levels="2">
        <style:list-level-properties text:space-before="2.699cm" text:min-label-distance="0.101cm"/>
      </text:list-level-style-number>
      <text:list-level-style-number text:level="10" text:style-name="Numbering_20_Symbols" style:num-suffix="." style:num-format="1" text:display-levels="2">
        <style:list-level-properties text:space-before="2.999cm" text:min-label-distance="0.101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bullet text:level="1" text:style-name="Bullet_20_Symbols" text:bullet-char="-">
        <style:list-level-properties text:space-before="0.9cm" text:min-label-width="0.15cm" text:min-label-distance="0.199cm"/>
        <style:text-properties style:font-name="Arial1"/>
      </text:list-level-style-bullet>
      <text:list-level-style-bullet text:level="2" text:style-name="Bullet_20_Symbols" text:bullet-char="-">
        <style:list-level-properties text:space-before="0.4cm" text:min-label-width="0.15cm" text:min-label-distance="0.199cm"/>
        <style:text-properties style:font-name="Arial1"/>
      </text:list-level-style-bullet>
      <text:list-level-style-bullet text:level="3" text:style-name="Bullet_20_Symbols" text:bullet-char="-">
        <style:list-level-properties text:space-before="0.799cm" text:min-label-width="0.15cm" text:min-label-distance="0.199cm"/>
        <style:text-properties style:font-name="Arial1"/>
      </text:list-level-style-bullet>
      <text:list-level-style-bullet text:level="4" text:style-name="Bullet_20_Symbols" text:bullet-char="-">
        <style:list-level-properties text:space-before="1.199cm" text:min-label-width="0.15cm" text:min-label-distance="0.199cm"/>
        <style:text-properties style:font-name="Arial1"/>
      </text:list-level-style-bullet>
      <text:list-level-style-bullet text:level="5" text:style-name="Bullet_20_Symbols" text:bullet-char="-">
        <style:list-level-properties text:space-before="1.6cm" text:min-label-width="0.15cm" text:min-label-distance="0.199cm"/>
        <style:text-properties style:font-name="Arial1"/>
      </text:list-level-style-bullet>
      <text:list-level-style-bullet text:level="6" text:style-name="Bullet_20_Symbols" text:bullet-char="-">
        <style:list-level-properties text:space-before="2cm" text:min-label-width="0.15cm" text:min-label-distance="0.199cm"/>
        <style:text-properties style:font-name="Arial1"/>
      </text:list-level-style-bullet>
      <text:list-level-style-bullet text:level="7" text:style-name="Bullet_20_Symbols" text:bullet-char="-">
        <style:list-level-properties text:space-before="2.399cm" text:min-label-width="0.15cm" text:min-label-distance="0.199cm"/>
        <style:text-properties style:font-name="Arial1"/>
      </text:list-level-style-bullet>
      <text:list-level-style-bullet text:level="8" text:style-name="Bullet_20_Symbols" text:bullet-char="-">
        <style:list-level-properties text:space-before="2.799cm" text:min-label-width="0.15cm" text:min-label-distance="0.199cm"/>
        <style:text-properties style:font-name="Arial1"/>
      </text:list-level-style-bullet>
      <text:list-level-style-bullet text:level="9" text:style-name="Bullet_20_Symbols" text:bullet-char="-">
        <style:list-level-properties text:space-before="3.2cm" text:min-label-width="0.15cm" text:min-label-distance="0.199cm"/>
        <style:text-properties style:font-name="Arial1"/>
      </text:list-level-style-bullet>
      <text:list-level-style-bullet text:level="10" text:style-name="Bullet_20_Symbols" text:bullet-char="-">
        <style:list-level-properties text:space-before="3.6cm" text:min-label-width="0.15cm" text:min-label-distance="0.199cm"/>
        <style:text-properties style:font-name="Arial1"/>
      </text:list-level-style-bullet>
    </text:list-style>
    <text:list-style style:name="List_20_2" style:display-name="List 2">
      <text:list-level-style-number text:level="1" text:style-name="Numbering_20_Symbols" style:num-format="">
        <style:list-level-properties text:space-before="1.199cm" text:min-label-width="0.3cm" text:min-label-distance="0.199cm"/>
      </text:list-level-style-number>
      <text:list-level-style-number text:level="2" text:style-name="Numbering_20_Symbols" style:num-format="">
        <style:list-level-properties text:space-before="0.399cm" text:min-label-width="0.3cm" text:min-label-distance="0.199cm"/>
      </text:list-level-style-number>
      <text:list-level-style-number text:level="3" text:style-name="Numbering_20_Symbols" style:num-format="">
        <style:list-level-properties text:space-before="0.598cm" text:min-label-width="0.3cm" text:min-label-distance="0.199cm"/>
      </text:list-level-style-number>
      <text:list-level-style-number text:level="4" text:style-name="Numbering_20_Symbols" style:num-format="">
        <style:list-level-properties text:space-before="0.797cm" text:min-label-width="0.3cm" text:min-label-distance="0.199cm"/>
      </text:list-level-style-number>
      <text:list-level-style-number text:level="5" text:style-name="Numbering_20_Symbols" style:num-format="">
        <style:list-level-properties text:space-before="0.996cm" text:min-label-width="0.3cm" text:min-label-distance="0.199cm"/>
      </text:list-level-style-number>
      <text:list-level-style-number text:level="6" text:style-name="Numbering_20_Symbols" style:num-format="">
        <style:list-level-properties text:space-before="1.196cm" text:min-label-width="0.3cm" text:min-label-distance="0.199cm"/>
      </text:list-level-style-number>
      <text:list-level-style-number text:level="7" text:style-name="Numbering_20_Symbols" style:num-format="">
        <style:list-level-properties text:space-before="1.395cm" text:min-label-width="0.3cm" text:min-label-distance="0.199cm"/>
      </text:list-level-style-number>
      <text:list-level-style-number text:level="8" text:style-name="Numbering_20_Symbols" style:num-format="">
        <style:list-level-properties text:space-before="1.594cm" text:min-label-width="0.3cm" text:min-label-distance="0.199cm"/>
      </text:list-level-style-number>
      <text:list-level-style-number text:level="9" text:style-name="Numbering_20_Symbols" style:num-format="">
        <style:list-level-properties text:space-before="1.794cm" text:min-label-width="0.3cm" text:min-label-distance="0.199cm"/>
      </text:list-level-style-number>
      <text:list-level-style-number text:level="10" text:style-name="Numbering_20_Symbols" style:num-format="">
        <style:list-level-properties text:space-before="1.993cm" text:min-label-width="0.3cm" text:min-label-distance="0.199cm"/>
      </text:list-level-style-number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ypunktowanie_5f_bez_5f_numeracji" style:display-name="Wypunktowanie_bez_numeracji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−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Tahoma" style:font-style-name="Normalny" style:font-family-generic="swiss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margin-left="0cm" fo:margin-right="0cm" fo:text-indent="1.279cm" style:auto-text-indent="false"/>
    </style:style>
    <style:style style:name="MP3" style:family="paragraph" style:parent-style-name="Header">
      <style:paragraph-properties fo:text-align="end" style:justify-single-word="false"/>
      <style:text-properties style:font-name="Arial3" fo:font-weight="bold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style:font-name="Arial1"/>
    </style:style>
    <style:style style:name="MP5" style:family="paragraph" style:parent-style-name="Header">
      <style:paragraph-properties fo:text-align="end" style:justify-single-word="false">
        <style:tab-stops>
          <style:tab-stop style:position="6.496cm" style:type="center"/>
        </style:tab-stops>
      </style:paragraph-properties>
    </style:style>
    <style:style style:name="MP6" style:family="paragraph" style:parent-style-name="Footer">
      <style:text-properties fo:font-style="italic" style:font-style-asian="italic" style:font-style-complex="italic"/>
    </style:style>
    <style:style style:name="MP7" style:family="paragraph" style:parent-style-name="Header">
      <style:paragraph-properties fo:text-align="start" style:justify-single-word="false"/>
    </style:style>
    <style:style style:name="MP8" style:family="paragraph" style:parent-style-name="Header">
      <style:paragraph-properties fo:text-align="end" style:justify-single-word="false">
        <style:tab-stops>
          <style:tab-stop style:position="6.795cm" style:type="center"/>
        </style:tab-stops>
      </style:paragraph-properties>
    </style:style>
    <style:style style:name="MP9" style:family="paragraph" style:parent-style-name="Header">
      <style:paragraph-properties fo:text-align="end" style:justify-single-word="false" fo:padding="0.049cm" fo:border-left="none" fo:border-right="none" fo:border-top="none" fo:border-bottom="0.99pt solid #000000" style:shadow="none">
        <style:tab-stops>
          <style:tab-stop style:position="6.795cm" style:type="center"/>
        </style:tab-stops>
      </style:paragraph-properties>
    </style:style>
    <style:style style:name="MP10" style:family="paragraph" style:parent-style-name="Header">
      <style:paragraph-properties fo:text-align="end" style:justify-single-word="false" fo:padding="0cm" fo:border="none" style:shadow="none">
        <style:tab-stops>
          <style:tab-stop style:position="6.795cm" style:type="center"/>
        </style:tab-stops>
      </style:paragraph-properties>
      <style:text-properties style:text-rotation-angle="270" style:text-rotation-scale="line-height"/>
    </style:style>
    <style:style style:name="MT1" style:family="text">
      <style:text-properties officeooo:rsid="00e9a71a"/>
    </style:style>
    <style:style style:name="MT2" style:family="text">
      <style:text-properties fo:font-size="7pt" style:font-size-asian="7pt" style:font-size-complex="7pt"/>
    </style:style>
    <style:style style:name="MT3" style:family="text">
      <style:text-properties officeooo:rsid="00357edc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2cm" fo:margin-left="2.499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1cm" fo:margin-bottom="2cm" fo:margin-left="1.7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.499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1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9" style:page-usage="right">
      <style:page-layout-properties fo:page-width="21.001cm" fo:page-height="29.7cm" style:num-format="1" style:print-orientation="portrait" fo:margin-top="0.499cm" fo:margin-bottom="0.6cm" fo:margin-left="2cm" fo:margin-right="0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draw:fill-image-name="Bitmap_20_1" style:repeat="stretch" draw:fill-image-ref-point="top-left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 style:page-usage="left">
      <style:page-layout-properties fo:page-width="21.001cm" fo:page-height="29.7cm" style:num-format="1" style:print-orientation="portrait" fo:margin-top="1.499cm" fo:margin-bottom="1.499cm" fo:margin-left="1.499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1" style:page-usage="mirrored">
      <style:page-layout-properties fo:page-width="21.001cm" fo:page-height="29.7cm" style:num-format="1" style:print-orientation="portrait" fo:margin-top="1.499cm" fo:margin-bottom="1.499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2" style:page-usage="right">
      <style:page-layout-properties fo:page-width="21.001cm" fo:page-height="29.7cm" style:num-format="1" style:print-orientation="portrait" fo:margin-top="1.499cm" fo:margin-bottom="1.499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99pt solid #000000" fo:border-left="none" fo:border-right="none" fo:padding="0.049cm" style:dynamic-spacing="false"/>
      </style:header-style>
      <style:footer-style/>
    </style:page-layout>
    <style:page-layout style:name="Mpm13" style:page-usage="right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14" style:page-usage="left">
      <style:page-layout-properties fo:page-width="21.001cm" fo:page-height="29.7cm" style:num-format="1" style:print-orientation="portrait" fo:margin-top="1.499cm" fo:margin-bottom="1.499cm" fo:margin-left="1.499cm" fo:margin-right="3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99pt solid #000000" fo:border-left="none" fo:border-right="none" fo:padding="0.049cm" fo:background-color="transparent" style:dynamic-spacing="false" draw:fill="none" draw:fill-color="#99ccf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15" style:page-usage="right">
      <style:page-layout-properties fo:page-width="29.699cm" fo:page-height="20.999cm" style:num-format="1" style:print-orientation="landscape" fo:margin-top="2.499cm" fo:margin-bottom="1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16" style:page-usage="right">
      <style:page-layout-properties fo:page-width="29.7cm" fo:page-height="21.001cm" style:num-format="1" style:print-orientation="landscape" fo:margin-top="2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99cm" fo:margin-left="0cm" fo:margin-right="0cm" fo:margin-bottom="0.199cm" style:dynamic-spacing="false"/>
      </style:header-style>
      <style:footer-style>
        <style:header-footer-properties fo:min-height="0.6cm" fo:margin-left="0cm" fo:margin-right="0cm" fo:margin-top="0.101cm" style:dynamic-spacing="false"/>
      </style:footer-style>
    </style:page-layout>
    <style:page-layout style:name="Mpm17">
      <style:page-layout-properties fo:page-width="29.7cm" fo:page-height="21.001cm" style:num-format="1" style:print-orientation="landscape" fo:margin-top="1cm" fo:margin-bottom="2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101cm" style:dynamic-spacing="false"/>
      </style:header-style>
      <style:footer-style/>
    </style:page-layout>
    <style:page-layout style:name="Mpm18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1" fo:column-gap="0cm">
          <style:column-sep style:width="0.018cm" style:color="#000000" style:height="100%" style:style="solid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3" fo:column-gap="0cm">
          <style:column-sep style:width="0.018cm" style:color="#000000" style:height="100%" style:style="solid"/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Nagłówek"/>
    <style:master-page style:name="Papier-firmowy" style:page-layout-name="Mpm2">
      <style:header>
        <text:p text:style-name="Header"><draw:frame draw:style-name="Mfr1" draw:name="grafika1" text:anchor-type="as-char" svg:width="2.739cm" svg:height="0.651cm" draw:z-index="0"><draw:image xlink:href="Pictures/10000201000003FE000000F4CB641BD29EA23B0B.png" xlink:type="simple" xlink:show="embed" xlink:actuate="onLoad"/></draw:frame></text:p>
        <text:p text:style-name="MP1">DTR-R136-01 <text:s text:c="85"/>strona <text:page-number text:select-page="current">0</text:page-number>/<text:page-count>8</text:page-count></text:p>
      </style:header>
      <style:header-left>
        <text:p text:style-name="Header_20_left"><draw:frame draw:style-name="Mfr1" draw:name="grafika4" text:anchor-type="as-char" svg:width="2.739cm" svg:height="0.651cm" draw:z-index="0"><draw:image xlink:href="Pictures/10000201000003FE000000F48D7448D5367FA2CA.png" xlink:type="simple" xlink:show="embed" xlink:actuate="onLoad"/></draw:frame></text:p>
        <text:p text:style-name="Header">strona <text:page-number text:select-page="current">0</text:page-number>/<text:page-count>8</text:page-count></text:p>
      </style:header-left>
      <style:footer>
        <text:p text:style-name="Footer"><draw:frame draw:style-name="Mfr2" draw:name="grafika2" text:anchor-type="as-char" svg:width="9.55cm" svg:height="0.6cm" draw:z-index="0"><draw:image xlink:href="Pictures/1000020100000A92000000AA0CA857A3FF748B01.png" xlink:type="simple" xlink:show="embed" xlink:actuate="onLoad"/></draw:frame></text:p>
        <text:p text:style-name="MP2">85-861 Bydgoszcz, ul. Glinki 155, NIP 554 03 11 901, REGON 091193376, GIOŚ E0001218W</text:p>
        <text:p text:style-name="MP2">KRS nr 0000021302 – Sąd Rejonowy w Bydgoszczy, Kapitał Zakładowy 531.150,00 zł</text:p>
        <text:p text:style-name="MP2">Sekretariat tel. 52 36 39 200, fax 52 36 39 203, Marketing tel. 52 36 39 261, fax 52 36 39 264, www.polon-alfa.pl</text:p>
      </style:footer>
      <style:footer-left>
        <text:p text:style-name="Standard"><draw:frame draw:style-name="Mfr2" draw:name="grafika3" text:anchor-type="as-char" svg:width="9.55cm" svg:height="0.6cm" draw:z-index="0"><draw:image xlink:href="Pictures/1000020100000A92000000AAE458FBD1D6A8B7E6.png" xlink:type="simple" xlink:show="embed" xlink:actuate="onLoad"/></draw:frame></text:p>
        <text:p text:style-name="MP2">85-861 Bydgoszcz, ul. Glinki 155, NIP 554 03 11 901, REGON 091193376, GIOŚ E0001218W</text:p>
        <text:p text:style-name="MP2">KRS nr 0000021302 – Sąd Rejonowy w Bydgoszczy, Kapitał Zakładowy 531.150,00 zł</text:p>
        <text:p text:style-name="MP2">Sekretariat tel. 52 36 39 200, fax 52 36 39 203, Marketing tel. 52 36 39 261, fax 52 36 39 264, www.polon-alfa.pl</text:p>
      </style:footer-left>
    </style:master-page>
    <style:master-page style:name="Endnote" style:page-layout-name="Mpm3"/>
    <style:master-page style:name="Landscape" style:page-layout-name="Mpm4"/>
    <style:master-page style:name="First_20_Page" style:display-name="First Page" style:page-layout-name="Mpm5" style:next-style-name="Standard"/>
    <style:master-page style:name="Left_20_Page" style:display-name="Left Page" style:page-layout-name="Mpm6"/>
    <style:master-page style:name="Right_20_Page" style:display-name="Right Page" style:page-layout-name="Mpm7"/>
    <style:master-page style:name="Nagłówek" style:page-layout-name="Mpm8">
      <style:header>
        <text:p text:style-name="MP3"><text:page-number text:select-page="current">0</text:page-number></text:p>
        <text:p text:style-name="MP4">IO-R120-001</text:p>
      </style:header>
    </style:master-page>
    <style:master-page style:name="Strona_5f_tytulowa" style:display-name="Strona_tytulowa" style:page-layout-name="Mpm9" style:next-style-name="Strona_5f_tytulowa_5f_tyl"/>
    <style:master-page style:name="Strona_5f_tytulowa_5f_tyl" style:display-name="Strona_tytulowa_tyl" style:page-layout-name="Mpm10" style:next-style-name="Strona_20_spisu_20_stresc"/>
    <style:master-page style:name="Strona_20_spisu_20_stresc" style:display-name="Strona spisu stresc" style:page-layout-name="Mpm11"/>
    <style:master-page style:name="Strona_20_tekstu_20_prawa" style:display-name="Strona tekstu prawa" style:page-layout-name="Mpm12" style:next-style-name="Strona_20_tekstu_20_lewa">
      <style:header>
        <text:p text:style-name="MP5"><text:chapter text:display="name" text:outline-level="1">Komunikaty</text:chapter> <text:s text:c="12"/><text:span text:style-name="MT1">(</text:span> <text:span text:style-name="MT2"><text:chapter text:display="name" text:outline-level="10">Komunikaty</text:chapter></text:span> <text:span text:style-name="MT1">)</text:span> <text:s/><text:tab/> <text:s text:c="47"/><text:page-number text:select-page="current">7</text:page-number>/<text:page-count>8</text:page-count> <text:s/></text:p>
      </style:header>
    </style:master-page>
    <style:master-page style:name="Ostatnia" style:page-layout-name="Mpm13">
      <style:header>
        <text:p text:style-name="Header">NOTATKI</text:p>
      </style:header>
      <style:footer>
        <text:p text:style-name="MP6">IO-R120-001/10.2006</text:p>
      </style:footer>
    </style:master-page>
    <style:master-page style:name="Strona_20_tekstu_20_lewa" style:display-name="Strona tekstu lewa" style:page-layout-name="Mpm14" style:next-style-name="Strona_20_tekstu_20_prawa">
      <style:header>
        <text:p text:style-name="MP7"><text:page-number text:select-page="current">8</text:page-number>/<text:page-count>8</text:page-count> <text:s text:c="60"/><text:span text:style-name="MT3">OT</text:span>-R146-001 <text:s text:c="4"/></text:p>
      </style:header>
      <style:footer>
        <text:p text:style-name="Footer"/>
      </style:footer>
    </style:master-page>
    <style:master-page style:name="POZIOMA" style:page-layout-name="Mpm15">
      <style:header>
        <text:p text:style-name="MP8"><text:s text:c="2"/>IO-R117-001 <text:s text:c="72"/><text:page-number text:select-page="current">0</text:page-number>/<text:page-count>8</text:page-count> <text:s/></text:p>
      </style:header>
    </style:master-page>
    <style:master-page style:name="Strona_20_pozioma_20_prawa" style:display-name="Strona pozioma prawa" style:page-layout-name="Mpm16" style:next-style-name="strona_20_pozioma_20_lewa">
      <style:header>
        <text:p text:style-name="MP9">IP-R134-001 <text:s text:c="72"/><text:page-number text:select-page="current">0</text:page-number>/<text:page-count>8</text:page-count> <text:s/></text:p>
      </style:header>
      <style:footer>
        <text:p text:style-name="MP10"><text:s/><text:page-number text:select-page="current">0</text:page-number>/<text:page-count>8</text:page-count></text:p>
      </style:footer>
    </style:master-page>
    <style:master-page style:name="strona_20_pozioma_20_lewa" style:display-name="strona pozioma lewa" style:page-layout-name="Mpm17" style:next-style-name="Strona_20_pozioma_20_prawa">
      <style:header>
        <text:p text:style-name="MP10"><text:s text:c="2"/><text:page-number text:select-page="current">0</text:page-number>/<text:page-count>8</text:page-count></text:p>
      </style:header>
    </style:master-page>
    <style:master-page style:name="Strona_20_indeksu_20_prawa" style:display-name="Strona indeksu prawa" style:page-layout-name="Mpm18" style:next-style-name="Strona_20_indeksu_20_lewa"/>
    <style:master-page style:name="Strona_20_indeksu_20_lewa" style:display-name="Strona indeksu lewa" style:page-layout-name="Mpm19" style:next-style-name="Strona_20_indeksu_20_prawa"/>
    <style:master-page style:name="Footnote" style:page-layout-name="Mpm2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0-28T14:00:27</meta:creation-date>
    <meta:generator>LibreOffice/5.2.7.2$Linux_X86_64 LibreOffice_project/20m0$Build-2</meta:generator>
    <dc:date>2019-11-23T22:57:28.211500847</dc:date>
    <meta:editing-duration>P15DT12H30M49S</meta:editing-duration>
    <meta:editing-cycles>1757</meta:editing-cycles>
    <dc:title>OT-R146-004 [Magistrala wewnętrzna ZR-3]</dc:title>
    <dc:creator>Galiusz Juliusz Cezar</dc:creator>
    <meta:document-statistic meta:table-count="4" meta:image-count="4" meta:object-count="0" meta:page-count="8" meta:paragraph-count="134" meta:word-count="577" meta:character-count="4140" meta:non-whitespace-character-count="3334"/>
  </office:meta>
</office:document-meta>
</file>